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onnées" style:family="table">
      <style:table-properties style:width="17cm" table:align="margins"/>
    </style:style>
    <style:style style:name="données.A" style:family="table-column">
      <style:table-column-properties style:column-width="0.944cm" style:rel-column-width="3637*"/>
    </style:style>
    <style:style style:name="données.C" style:family="table-column">
      <style:table-column-properties style:column-width="0.945cm" style:rel-column-width="3644*"/>
    </style:style>
    <style:style style:name="données.R" style:family="table-column">
      <style:table-column-properties style:column-width="0.949cm" style:rel-column-width="3657*"/>
    </style:style>
    <style:style style:name="données.A1" style:family="table-cell">
      <style:table-cell-properties style:vertical-align="middle" fo:padding="0.097cm" fo:border-left="none" fo:border-right="none" fo:border-top="none" fo:border-bottom="0.05pt solid #000000"/>
    </style:style>
    <style:style style:name="données.B1" style:family="table-cell">
      <style:table-cell-properties style:vertical-align="middle" fo:padding="0.097cm" fo:border-left="0.05pt solid #000000" fo:border-right="none" fo:border-top="none" fo:border-bottom="0.05pt solid #000000"/>
    </style:style>
    <style:style style:name="données.A2" style:family="table-cell">
      <style:table-cell-properties style:vertical-align="middle" fo:padding="0.097cm" fo:border="none"/>
    </style:style>
    <style:style style:name="données.B2" style:family="table-cell">
      <style:table-cell-properties style:vertical-align="middle" fo:padding="0.097cm" fo:border-left="0.05pt solid #000000" fo:border-right="none" fo:border-top="none" fo:border-bottom="none"/>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2.011cm"/>
    </style:style>
    <style:style style:name="Table5.B" style:family="table-column">
      <style:table-column-properties style:column-width="5.0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07cm" fo:margin-left="0cm" table:align="left"/>
    </style:style>
    <style:style style:name="Table7.A" style:family="table-column">
      <style:table-column-properties style:column-width="1.905cm"/>
    </style:style>
    <style:style style:name="Table7.B" style:family="table-column">
      <style:table-column-properties style:column-width="2.517cm"/>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G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4.249cm" style:rel-column-width="16383*"/>
    </style:style>
    <style:style style:name="Table10.D" style:family="table-column">
      <style:table-column-properties style:column-width="4.251cm" style:rel-column-width="16386*"/>
    </style:style>
    <style:style style:name="Table10.A1" style:family="table-cell">
      <style:table-cell-properties fo:padding="0.097cm" fo:border="0.05pt solid #000000"/>
    </style:style>
    <style:style style:name="Table10.A2" style:family="table-cell">
      <style:table-cell-properties fo:padding="0.097cm" fo:border-left="none" fo:border-right="none" fo:border-top="0.05pt solid #000000" fo:border-bottom="none"/>
    </style:style>
    <style:style style:name="Table10.B2" style:family="table-cell">
      <style:table-cell-properties fo:padding="0.097cm" fo:border-left="none" fo:border-right="0.05pt solid #000000" fo:border-top="0.05pt solid #000000" fo:border-bottom="none"/>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none"/>
    </style:style>
    <style:style style:name="Table10.B3" style:family="table-cell">
      <style:table-cell-properties fo:padding="0.097cm" fo:border-left="none" fo:border-right="0.05pt solid #000000" fo:border-top="none" fo:border-bottom="none"/>
    </style:style>
    <style:style style:name="Table10.C3" style:family="table-cell">
      <style:table-cell-properties fo:padding="0.097cm" fo:border-left="0.05pt solid #000000" fo:border-right="none" fo:border-top="none" fo:border-bottom="0.05pt solid #000000"/>
    </style:style>
    <style:style style:name="Table11" style:family="table">
      <style:table-properties style:width="17cm" table:align="margins"/>
    </style:style>
    <style:style style:name="Table11.A" style:family="table-column">
      <style:table-column-properties style:column-width="4.249cm" style:rel-column-width="16383*"/>
    </style:style>
    <style:style style:name="Table11.D" style:family="table-column">
      <style:table-column-properties style:column-width="4.251cm" style:rel-column-width="16386*"/>
    </style:style>
    <style:style style:name="Table11.A1" style:family="table-cell">
      <style:table-cell-properties fo:padding="0.097cm" fo:border="0.05pt solid #000000"/>
    </style:style>
    <style:style style:name="Table11.A2" style:family="table-cell">
      <style:table-cell-properties fo:padding="0.097cm" fo:border-left="none" fo:border-right="none" fo:border-top="0.05pt solid #000000" fo:border-bottom="none"/>
    </style:style>
    <style:style style:name="Table11.B2" style:family="table-cell">
      <style:table-cell-properties fo:padding="0.097cm" fo:border-left="none" fo:border-right="0.05pt solid #000000" fo:border-top="0.05pt solid #000000" fo:border-bottom="none"/>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none"/>
    </style:style>
    <style:style style:name="Table11.B3" style:family="table-cell">
      <style:table-cell-properties fo:padding="0.097cm" fo:border-left="none" fo:border-right="0.05pt solid #000000" fo:border-top="none" fo:border-bottom="none"/>
    </style:style>
    <style:style style:name="Table11.C3" style:family="table-cell">
      <style:table-cell-properties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4.249cm" style:rel-column-width="16383*"/>
    </style:style>
    <style:style style:name="Table12.D" style:family="table-column">
      <style:table-column-properties style:column-width="4.251cm" style:rel-column-width="16386*"/>
    </style:style>
    <style:style style:name="Table12.A1" style:family="table-cell">
      <style:table-cell-properties fo:padding="0.097cm" fo:border="0.05pt solid #000000"/>
    </style:style>
    <style:style style:name="Table12.A2" style:family="table-cell">
      <style:table-cell-properties fo:padding="0.097cm" fo:border-left="none" fo:border-right="none" fo:border-top="0.05pt solid #000000" fo:border-bottom="none"/>
    </style:style>
    <style:style style:name="Table12.B2" style:family="table-cell">
      <style:table-cell-properties fo:padding="0.097cm" fo:border-left="none" fo:border-right="0.05pt solid #000000" fo:border-top="0.05pt solid #000000" fo:border-bottom="none"/>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none"/>
    </style:style>
    <style:style style:name="Table12.B3" style:family="table-cell">
      <style:table-cell-properties fo:padding="0.097cm" fo:border-left="none" fo:border-right="0.05pt solid #000000" fo:border-top="none" fo:border-bottom="none"/>
    </style:style>
    <style:style style:name="Table12.C3" style:family="table-cell">
      <style:table-cell-properties fo:padding="0.097cm" fo:border-left="0.05pt solid #000000" fo:border-right="none"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0.05pt solid #000000"/>
    </style:style>
    <style:style style:name="Table14.A2" style:family="table-cell">
      <style:table-cell-properties fo:padding="0.097cm" fo:border-left="none" fo:border-right="none" fo:border-top="0.05pt solid #000000" fo:border-bottom="none"/>
    </style:style>
    <style:style style:name="Table14.B2" style:family="table-cell">
      <style:table-cell-properties fo:padding="0.097cm" fo:border-left="none" fo:border-right="0.05pt solid #000000" fo:border-top="0.05pt solid #000000" fo:border-bottom="none"/>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none"/>
    </style:style>
    <style:style style:name="Table14.B3" style:family="table-cell">
      <style:table-cell-properties fo:padding="0.097cm" fo:border-left="none" fo:border-right="0.05pt solid #000000" fo:border-top="none" fo:border-bottom="none"/>
    </style:style>
    <style:style style:name="Table14.C3" style:family="table-cell">
      <style:table-cell-properties fo:padding="0.097cm" fo:border-left="0.05pt solid #000000" fo:border-right="none" fo:border-top="none" fo:border-bottom="0.05pt solid #000000"/>
    </style:style>
    <style:style style:name="Table13" style:family="table">
      <style:table-properties style:width="17cm" table:align="margins"/>
    </style:style>
    <style:style style:name="Table13.A" style:family="table-column">
      <style:table-column-properties style:column-width="1.894cm" style:rel-column-width="7302*"/>
    </style:style>
    <style:style style:name="Table13.B" style:family="table-column">
      <style:table-column-properties style:column-width="4.131cm" style:rel-column-width="15924*"/>
    </style:style>
    <style:style style:name="Table13.E" style:family="table-column">
      <style:table-column-properties style:column-width="2.713cm" style:rel-column-width="10461*"/>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894cm" style:rel-column-width="7302*"/>
    </style:style>
    <style:style style:name="Table15.B" style:family="table-column">
      <style:table-column-properties style:column-width="4.131cm" style:rel-column-width="15924*"/>
    </style:style>
    <style:style style:name="Table15.E" style:family="table-column">
      <style:table-column-properties style:column-width="2.713cm" style:rel-column-width="10461*"/>
    </style:style>
    <style:style style:name="Table15.A1" style:family="table-cell">
      <style:table-cell-properties fo:padding="0.097cm" fo:border-left="0.05pt solid #000000" fo:border-right="none" fo:border-top="0.05pt solid #000000" fo:border-bottom="0.05pt solid #000000"/>
    </style:style>
    <style:style style:name="Table15.E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bold" officeooo:rsid="000d3ecd" officeooo:paragraph-rsid="000d3ecd" style:font-size-asian="10pt" style:font-weight-asian="bold" style:font-size-complex="10pt" style:font-weight-complex="bold"/>
    </style:style>
    <style:style style:name="P3" style:family="paragraph" style:parent-style-name="Standard">
      <style:paragraph-properties fo:line-height="150%" fo:text-align="justify" style:justify-single-word="false"/>
      <style:text-properties style:font-name="Ubuntu" fo:font-size="10pt" fo:font-weight="bold" officeooo:rsid="000d3ecd" officeooo:paragraph-rsid="00110df4" style:font-size-asian="10pt" style:font-weight-asian="bold" style:font-size-complex="10pt" style:font-weight-complex="bold"/>
    </style:style>
    <style:style style:name="P4" style:family="paragraph" style:parent-style-name="Standard">
      <style:paragraph-properties fo:line-height="150%" fo:text-align="justify" style:justify-single-word="false"/>
      <style:text-properties style:font-name="Ubuntu" fo:font-size="10pt" fo:font-weight="bold" officeooo:rsid="00107502" officeooo:paragraph-rsid="0012e266" style:font-size-asian="10pt" style:font-weight-asian="bold" style:font-size-complex="10pt" style:font-weight-complex="bold"/>
    </style:style>
    <style:style style:name="P5" style:family="paragraph" style:parent-style-name="Standard">
      <style:paragraph-properties fo:line-height="150%" fo:text-align="justify" style:justify-single-word="false"/>
      <style:text-properties style:font-name="Ubuntu" fo:font-size="10pt" fo:font-weight="bold" officeooo:rsid="00107502" officeooo:paragraph-rsid="0019b9ee"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Ubuntu" fo:font-size="10pt" fo:font-weight="bold" officeooo:rsid="00107502" officeooo:paragraph-rsid="001c7638"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font-weight="normal" officeooo:rsid="000d3ecd" officeooo:paragraph-rsid="00110df4"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font-weight="normal" officeooo:rsid="000d3ecd" officeooo:paragraph-rsid="001959bb"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font-weight="normal" officeooo:rsid="000d3ecd" officeooo:paragraph-rsid="00177825" style:font-size-asian="10pt" style:font-weight-asian="normal" style:font-size-complex="10pt" style:font-weight-complex="normal"/>
    </style:style>
    <style:style style:name="P11" style:family="paragraph" style:parent-style-name="Standard">
      <style:paragraph-properties fo:line-height="150%" fo:text-align="justify" style:justify-single-word="false"/>
      <style:text-properties style:font-name="Ubuntu" fo:font-size="10pt" fo:font-weight="normal" officeooo:rsid="0012e266" officeooo:paragraph-rsid="0012e266" style:font-size-asian="10pt" style:font-weight-asian="normal" style:font-size-complex="10pt" style:font-weight-complex="normal"/>
    </style:style>
    <style:style style:name="P12" style:family="paragraph" style:parent-style-name="Standard">
      <style:paragraph-properties fo:line-height="150%" fo:text-align="justify" style:justify-single-word="false"/>
      <style:text-properties style:font-name="Ubuntu" fo:font-size="10pt" fo:font-weight="normal" officeooo:rsid="001433cc" officeooo:paragraph-rsid="001433cc"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Ubuntu" fo:font-size="10pt" fo:font-weight="normal" officeooo:rsid="001959bb" officeooo:paragraph-rsid="001959bb"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font-weight="normal" officeooo:rsid="0019b9ee" officeooo:paragraph-rsid="0019b9ee"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font-weight="normal" officeooo:rsid="001c8d5a" officeooo:paragraph-rsid="001c8d5a" style:font-size-asian="10pt" style:font-weight-asian="normal" style:font-size-complex="10pt" style:font-weight-complex="normal"/>
    </style:style>
    <style:style style:name="P16" style:family="paragraph" style:parent-style-name="Standard">
      <style:paragraph-properties fo:line-height="150%" fo:text-align="justify" style:justify-single-word="false"/>
      <style:text-properties style:font-name="Ubuntu" fo:font-size="10pt" fo:font-weight="normal" officeooo:rsid="001c8d5a" officeooo:paragraph-rsid="001ddc4d" style:font-size-asian="10pt" style:font-weight-asian="normal" style:font-size-complex="10pt" style:font-weight-complex="normal"/>
    </style:style>
    <style:style style:name="P17" style:family="paragraph" style:parent-style-name="Standard">
      <style:paragraph-properties fo:line-height="150%" fo:text-align="justify" style:justify-single-word="false"/>
      <style:text-properties style:font-name="Ubuntu" fo:font-size="10pt" fo:font-weight="normal" officeooo:rsid="001ddc4d" officeooo:paragraph-rsid="001ddc4d"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font-weight="normal" officeooo:rsid="001ddc4d" officeooo:paragraph-rsid="001f1983"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font-weight="normal" officeooo:rsid="001ddc4d" officeooo:paragraph-rsid="001ffbd4"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font-weight="normal" officeooo:rsid="0015e9c3" officeooo:paragraph-rsid="002a8f64"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font-weight="normal" officeooo:rsid="0015e9c3" officeooo:paragraph-rsid="00177825"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font-weight="normal" officeooo:rsid="0015e9c3" officeooo:paragraph-rsid="001959bb"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font-weight="normal" officeooo:rsid="0014b501" officeooo:paragraph-rsid="002a8f64"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font-weight="normal" officeooo:rsid="00177825" officeooo:paragraph-rsid="00177825" style:font-size-asian="10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27"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28"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29"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07502" style:font-size-asian="10pt" style:font-weight-asian="bold" style:font-size-complex="10pt" style:font-weight-complex="bold"/>
    </style:style>
    <style:style style:name="P30" style:family="paragraph" style:parent-style-name="Standard">
      <style:paragraph-properties fo:line-height="150%" fo:text-align="justify" style:justify-single-word="false"/>
      <style:text-properties style:font-name="Ubuntu" fo:font-size="10pt" fo:language="fr" fo:country="FR" fo:font-weight="bold" officeooo:rsid="00107502" officeooo:paragraph-rsid="0012e266" style:font-size-asian="10pt" style:font-weight-asian="bold" style:font-size-complex="10pt" style:font-weight-complex="bold"/>
    </style:style>
    <style:style style:name="P31"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32"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c8d5a" style:font-size-asian="10pt" style:font-weight-asian="normal" style:font-size-complex="10pt"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weight="normal" officeooo:rsid="001c8d5a" officeooo:paragraph-rsid="001ddc4d"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weight="normal" officeooo:rsid="001ddc4d" officeooo:paragraph-rsid="001ddc4d"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36"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37"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38"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39"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40"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41"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3f043a" style:font-size-asian="10pt" style:font-weight-asian="normal" style:font-size-complex="10pt" style:font-weight-complex="normal"/>
    </style:style>
    <style:style style:name="P44"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45"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49"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50" style:family="paragraph" style:parent-style-name="Standard">
      <style:paragraph-properties fo:line-height="150%" fo:text-align="justify" style:justify-single-word="false"/>
      <style:text-properties style:font-name="Ubuntu" fo:font-size="10pt" fo:language="fr" fo:country="FR" fo:font-weight="normal" officeooo:rsid="00334209" officeooo:paragraph-rsid="00334209" style:font-size-asian="10pt" style:font-weight-asian="normal" style:font-size-complex="10pt" style:font-weight-complex="normal"/>
    </style:style>
    <style:style style:name="P51"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52"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5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5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55"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56"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57"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58"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59"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0"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1"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62"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63"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50%" fo:text-align="justify" style:justify-single-word="false"/>
      <style:text-properties style:font-name="Ubuntu" fo:font-size="10pt" fo:language="fr" fo:country="FR" fo:font-style="normal" fo:font-weight="normal" officeooo:rsid="004ab525" officeooo:paragraph-rsid="004ab525"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50%" fo:text-align="justify" style:justify-single-word="false"/>
      <style:text-properties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73"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74"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75"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76"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77"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78"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79"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80"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81"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82"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83"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84" style:family="paragraph" style:parent-style-name="Standard">
      <style:paragraph-properties fo:line-height="150%" fo:text-align="justify" style:justify-single-word="false"/>
      <style:text-properties style:font-name="Ubuntu" fo:font-size="11pt" fo:language="fr" fo:country="FR" fo:font-weight="bold" officeooo:rsid="00107502" officeooo:paragraph-rsid="001c7638" style:font-size-asian="11pt" style:font-weight-asian="bold" style:font-size-complex="11pt" style:font-weight-complex="bold"/>
    </style:style>
    <style:style style:name="P85"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86"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87" style:family="paragraph" style:parent-style-name="Standard">
      <style:paragraph-properties fo:line-height="150%" fo:text-align="justify" style:justify-single-word="false"/>
      <style:text-properties style:font-name="Ubuntu" fo:font-size="11pt" fo:language="fr" fo:country="FR" fo:font-style="normal" style:text-underline-style="dotted" style:text-underline-width="auto" style:text-underline-color="font-color" fo:font-weight="bold" officeooo:rsid="000f1e75" officeooo:paragraph-rsid="004d21e9" style:font-size-asian="11pt" style:font-style-asian="normal" style:font-weight-asian="bold" style:font-size-complex="11pt" style:font-style-complex="normal" style:font-weight-complex="bold"/>
    </style:style>
    <style:style style:name="P88"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89"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90"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91"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92" style:family="paragraph" style:parent-style-name="Standard">
      <style:paragraph-properties fo:line-height="150%" fo:text-align="justify" style:justify-single-word="false"/>
      <style:text-properties style:font-name="Ubuntu" fo:font-size="12pt" fo:font-weight="bold" officeooo:rsid="00107502" officeooo:paragraph-rsid="0019b9ee" style:font-size-asian="12pt" style:font-weight-asian="bold" style:font-size-complex="12pt" style:font-weight-complex="bold"/>
    </style:style>
    <style:style style:name="P93" style:family="paragraph" style:parent-style-name="Standard">
      <style:paragraph-properties fo:line-height="150%" fo:text-align="justify" style:justify-single-word="false"/>
      <style:text-properties style:font-name="Ubuntu" fo:font-size="12pt" fo:font-weight="bold" officeooo:rsid="00107502" officeooo:paragraph-rsid="001c7638" style:font-size-asian="12pt" style:font-weight-asian="bold" style:font-size-complex="12pt" style:font-weight-complex="bold"/>
    </style:style>
    <style:style style:name="P94" style:family="paragraph" style:parent-style-name="Standard">
      <style:paragraph-properties fo:line-height="150%" fo:text-align="justify" style:justify-single-word="false"/>
      <style:text-properties style:font-name="Ubuntu" fo:font-size="12pt" fo:language="fr" fo:country="FR" fo:font-weight="bold" officeooo:rsid="00107502" officeooo:paragraph-rsid="00107502" style:font-size-asian="12pt" style:font-weight-asian="bold" style:font-size-complex="12pt" style:font-weight-complex="bold"/>
    </style:style>
    <style:style style:name="P95"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1ddc4d" style:font-size-asian="12pt" style:font-weight-asian="bold" style:font-size-complex="12pt" style:font-weight-complex="bold"/>
    </style:style>
    <style:style style:name="P96"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97"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98"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style:font-name="Ubuntu" fo:font-size="12pt" style:text-underline-style="dotted" style:text-underline-width="auto" style:text-underline-color="font-color" fo:font-weight="bold" officeooo:rsid="000f1e75" officeooo:paragraph-rsid="004d21e9" style:font-size-asian="12pt" style:font-weight-asian="bold" style:font-size-complex="12pt" style:font-weight-complex="bold"/>
    </style:style>
    <style:style style:name="P100"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3b1fdf" officeooo:paragraph-rsid="003b1fdf" style:font-size-asian="17pt" style:font-weight-asian="bold" style:font-size-complex="17pt" style:font-weight-complex="bold"/>
    </style:style>
    <style:style style:name="P101" style:family="paragraph" style:parent-style-name="Standard">
      <style:paragraph-properties fo:line-height="150%" fo:text-align="justify" style:justify-single-word="false"/>
      <style:text-properties officeooo:paragraph-rsid="00107502"/>
    </style:style>
    <style:style style:name="P102" style:family="paragraph" style:parent-style-name="Standard">
      <style:paragraph-properties fo:line-height="150%" fo:text-align="justify" style:justify-single-word="false"/>
      <style:text-properties style:text-position="sub 58%" style:font-name="Ubuntu" fo:font-size="10pt" fo:font-weight="normal" officeooo:rsid="0014b501" officeooo:paragraph-rsid="002a8f64" style:font-size-asian="10pt" style:font-weight-asian="normal" style:font-size-complex="10pt" style:font-weight-complex="normal"/>
    </style:style>
    <style:style style:name="P103"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104"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105"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106"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107"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108"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109" style:family="paragraph" style:parent-style-name="Standard">
      <style:text-properties officeooo:paragraph-rsid="00427f4b"/>
    </style:style>
    <style:style style:name="P110" style:family="paragraph" style:parent-style-name="Standard">
      <style:paragraph-properties fo:line-height="150%" fo:text-align="center" style:justify-single-word="false"/>
      <style:text-properties fo:color="#ce181e"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111" style:family="paragraph" style:parent-style-name="Table_20_Contents">
      <style:paragraph-properties fo:line-height="150%" fo:text-align="center" style:justify-single-word="false"/>
      <style:text-properties style:font-name="Ubuntu" fo:font-size="10pt" officeooo:rsid="000f1e75" officeooo:paragraph-rsid="000f1e75" style:font-size-asian="10pt" style:font-size-complex="10pt"/>
    </style:style>
    <style:style style:name="P112" style:family="paragraph" style:parent-style-name="Table_20_Contents">
      <style:paragraph-properties fo:text-align="center" style:justify-single-word="false"/>
      <style:text-properties style:font-name="Ubuntu" fo:font-size="10pt" style:font-size-asian="10pt" style:font-size-complex="10pt"/>
    </style:style>
    <style:style style:name="P113"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114"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115" style:family="paragraph" style:parent-style-name="Table_20_Contents">
      <style:paragraph-properties fo:text-align="center" style:justify-single-word="false"/>
      <style:text-properties style:font-name="Ubuntu" fo:font-size="10pt" officeooo:rsid="0010ac44" officeooo:paragraph-rsid="0010ac44" style:font-size-asian="10pt" style:font-size-complex="10pt"/>
    </style:style>
    <style:style style:name="P116" style:family="paragraph" style:parent-style-name="Table_20_Contents">
      <style:paragraph-properties fo:text-align="center" style:justify-single-word="false"/>
      <style:text-properties style:font-name="Ubuntu" fo:font-size="10pt" officeooo:rsid="0010ac44" officeooo:paragraph-rsid="00110df4" style:font-size-asian="10pt" style:font-size-complex="10pt"/>
    </style:style>
    <style:style style:name="P117" style:family="paragraph" style:parent-style-name="Table_20_Contents">
      <style:paragraph-properties fo:text-align="center" style:justify-single-word="false"/>
      <style:text-properties style:font-name="Ubuntu" fo:font-size="10pt" officeooo:rsid="0010ac44" officeooo:paragraph-rsid="0011b9b7" style:font-size-asian="10pt" style:font-size-complex="10pt"/>
    </style:style>
    <style:style style:name="P118" style:family="paragraph" style:parent-style-name="Table_20_Contents">
      <style:paragraph-properties fo:text-align="center" style:justify-single-word="false"/>
      <style:text-properties style:font-name="Ubuntu" fo:font-size="10pt" officeooo:rsid="0010ac44" officeooo:paragraph-rsid="0012e266" style:font-size-asian="10pt" style:font-size-complex="10pt"/>
    </style:style>
    <style:style style:name="P119" style:family="paragraph" style:parent-style-name="Table_20_Contents">
      <style:paragraph-properties fo:text-align="center" style:justify-single-word="false"/>
      <style:text-properties style:font-name="Ubuntu" fo:font-size="10pt" officeooo:rsid="0010ac44" officeooo:paragraph-rsid="001c8d5a" style:font-size-asian="10pt" style:font-size-complex="10pt"/>
    </style:style>
    <style:style style:name="P120" style:family="paragraph" style:parent-style-name="Table_20_Contents">
      <style:paragraph-properties fo:text-align="center" style:justify-single-word="false"/>
      <style:text-properties style:font-name="Ubuntu" fo:font-size="10pt" officeooo:rsid="0010ac44" officeooo:paragraph-rsid="001ddc4d" style:font-size-asian="10pt" style:font-size-complex="10pt"/>
    </style:style>
    <style:style style:name="P121" style:family="paragraph" style:parent-style-name="Table_20_Contents">
      <style:paragraph-properties fo:text-align="end" style:justify-single-word="false"/>
      <style:text-properties style:font-name="Ubuntu" fo:font-size="10pt" officeooo:rsid="001aa843" officeooo:paragraph-rsid="001aa843" style:font-size-asian="10pt" style:font-size-complex="10pt"/>
    </style:style>
    <style:style style:name="P122" style:family="paragraph" style:parent-style-name="Table_20_Contents">
      <style:paragraph-properties fo:text-align="center" style:justify-single-word="false"/>
      <style:text-properties style:font-name="Ubuntu" fo:font-size="10pt" officeooo:rsid="001c6eeb" officeooo:paragraph-rsid="001c6eeb" style:font-size-asian="10pt" style:font-size-complex="10pt"/>
    </style:style>
    <style:style style:name="P123" style:family="paragraph" style:parent-style-name="Table_20_Contents">
      <style:paragraph-properties fo:text-align="end" style:justify-single-word="false"/>
      <style:text-properties style:font-name="Ubuntu" fo:font-size="10pt" officeooo:rsid="001c6eeb" officeooo:paragraph-rsid="001c6eeb" style:font-size-asian="10pt" style:font-size-complex="10pt"/>
    </style:style>
    <style:style style:name="P124"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125"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126"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127"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128"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129" style:family="paragraph" style:parent-style-name="Table_20_Contents">
      <style:paragraph-properties fo:line-height="150%" fo:text-align="center" style:justify-single-word="false"/>
      <style:text-properties style:font-name="Ubuntu" fo:font-size="10pt" fo:font-weight="bold" officeooo:rsid="000f1e75" officeooo:paragraph-rsid="000f1e75"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style:font-name="Ubuntu" fo:font-size="10pt" fo:font-weight="bold" officeooo:rsid="001aa1fc" officeooo:paragraph-rsid="001aa1fc"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Ubuntu" fo:font-size="10pt" fo:font-weight="bold" officeooo:rsid="001c6eeb" officeooo:paragraph-rsid="001c6eeb"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4"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135"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136" style:family="paragraph" style:parent-style-name="Table_20_Contents">
      <style:paragraph-properties fo:text-align="center" style:justify-single-word="false"/>
      <style:text-properties style:font-name="Ubuntu" fo:font-size="10pt" fo:font-style="italic" fo:font-weight="bold" officeooo:rsid="001aa1fc" officeooo:paragraph-rsid="001aa1fc" style:font-size-asian="10pt" style:font-style-asian="italic" style:font-weight-asian="bold" style:font-size-complex="10pt" style:font-style-complex="italic" style:font-weight-complex="bold"/>
    </style:style>
    <style:style style:name="P137"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aa843" officeooo:paragraph-rsid="001aa843" style:font-size-asian="10pt" style:font-size-complex="10pt"/>
    </style:style>
    <style:style style:name="P138" style:family="paragraph" style:parent-style-name="Table_20_Contents">
      <style:paragraph-properties fo:text-align="end" style:justify-single-word="false"/>
      <style:text-properties style:font-name="Ubuntu" fo:font-size="10pt" style:text-underline-style="solid" style:text-underline-width="auto" style:text-underline-color="font-color" officeooo:rsid="001c6eeb" officeooo:paragraph-rsid="001c6eeb" style:font-size-asian="10pt" style:font-size-complex="10pt"/>
    </style:style>
    <style:style style:name="P139" style:family="paragraph" style:parent-style-name="Table_20_Contents">
      <style:paragraph-properties fo:text-align="end" style:justify-single-word="false"/>
      <style:text-properties style:font-name="Ubuntu" fo:font-size="10pt" style:text-underline-style="none" officeooo:rsid="001c6eeb" officeooo:paragraph-rsid="001c6eeb" style:font-size-asian="10pt" style:font-size-complex="10pt"/>
    </style:style>
    <style:style style:name="P140" style:family="paragraph" style:parent-style-name="Table_20_Contents">
      <style:paragraph-properties fo:line-height="150%" fo:text-align="center" style:justify-single-word="false"/>
      <style:text-properties style:font-name="Ubuntu" fo:font-size="7pt" officeooo:rsid="000f1e75" officeooo:paragraph-rsid="000f1e75" style:font-size-asian="7pt" style:font-size-complex="7pt"/>
    </style:style>
    <style:style style:name="P141"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142"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143"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144"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145"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146"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147"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148" style:family="paragraph" style:parent-style-name="Table_20_Contents">
      <style:paragraph-properties fo:text-align="center" style:justify-single-word="false"/>
      <style:text-properties style:text-position="sub 58%" style:font-name="Ubuntu" fo:font-size="10pt" officeooo:rsid="0010ac44" officeooo:paragraph-rsid="0010ac44" style:font-size-asian="10pt" style:font-size-complex="10pt"/>
    </style:style>
    <style:style style:name="P149" style:family="paragraph" style:parent-style-name="Table_20_Contents">
      <style:paragraph-properties fo:text-align="center" style:justify-single-word="false"/>
      <style:text-properties style:text-position="sub 58%" style:font-name="Ubuntu" fo:font-size="10pt" officeooo:rsid="0010ac44" officeooo:paragraph-rsid="00110df4" style:font-size-asian="10pt" style:font-size-complex="10pt"/>
    </style:style>
    <style:style style:name="P150" style:family="paragraph" style:parent-style-name="Table_20_Contents">
      <style:paragraph-properties fo:text-align="center" style:justify-single-word="false"/>
      <style:text-properties style:text-position="sub 58%" style:font-name="Ubuntu" fo:font-size="10pt" officeooo:rsid="0010ac44" officeooo:paragraph-rsid="0012e266" style:font-size-asian="10pt" style:font-size-complex="10pt"/>
    </style:style>
    <style:style style:name="P151" style:family="paragraph" style:parent-style-name="Table_20_Contents">
      <style:paragraph-properties fo:text-align="center" style:justify-single-word="false"/>
      <style:text-properties style:text-position="sub 58%" style:font-name="Ubuntu" fo:font-size="10pt" officeooo:rsid="0010ac44" officeooo:paragraph-rsid="001ddc4d" style:font-size-asian="10pt" style:font-size-complex="10pt"/>
    </style:style>
    <style:style style:name="P152" style:family="paragraph" style:parent-style-name="Table_20_Contents">
      <style:paragraph-properties fo:text-align="center" style:justify-single-word="false"/>
      <style:text-properties style:text-position="0% 100%" style:font-name="Ubuntu" fo:font-size="10pt" officeooo:rsid="0010ac44" officeooo:paragraph-rsid="0010ac44" style:font-size-asian="10pt" style:font-size-complex="10pt"/>
    </style:style>
    <style:style style:name="P153" style:family="paragraph" style:parent-style-name="Table_20_Contents">
      <style:paragraph-properties fo:text-align="center" style:justify-single-word="false"/>
      <style:text-properties style:text-position="0% 100%" style:font-name="Ubuntu" fo:font-size="10pt" officeooo:rsid="0010ac44" officeooo:paragraph-rsid="00110df4" style:font-size-asian="10pt" style:font-size-complex="10pt"/>
    </style:style>
    <style:style style:name="P154" style:family="paragraph" style:parent-style-name="Table_20_Contents">
      <style:paragraph-properties fo:text-align="center" style:justify-single-word="false"/>
      <style:text-properties style:text-position="0% 100%" style:font-name="Ubuntu" fo:font-size="10pt" officeooo:rsid="0010ac44" officeooo:paragraph-rsid="0011b9b7" style:font-size-asian="10pt" style:font-size-complex="10pt"/>
    </style:style>
    <style:style style:name="P155" style:family="paragraph" style:parent-style-name="Table_20_Contents">
      <style:paragraph-properties fo:text-align="center" style:justify-single-word="false"/>
      <style:text-properties style:text-position="0% 100%" style:font-name="Ubuntu" fo:font-size="10pt" officeooo:rsid="0010ac44" officeooo:paragraph-rsid="0012e266" style:font-size-asian="10pt" style:font-size-complex="10pt"/>
    </style:style>
    <style:style style:name="P156" style:family="paragraph" style:parent-style-name="Table_20_Contents">
      <style:paragraph-properties fo:text-align="center" style:justify-single-word="false"/>
      <style:text-properties style:text-position="0% 100%" style:font-name="Ubuntu" fo:font-size="10pt" officeooo:rsid="0010ac44" officeooo:paragraph-rsid="001c8d5a" style:font-size-asian="10pt" style:font-size-complex="10pt"/>
    </style:style>
    <style:style style:name="P157" style:family="paragraph" style:parent-style-name="Table_20_Contents">
      <style:paragraph-properties fo:text-align="center" style:justify-single-word="false"/>
      <style:text-properties style:text-position="0% 100%" style:font-name="Ubuntu" fo:font-size="10pt" officeooo:rsid="0010ac44" officeooo:paragraph-rsid="001ddc4d" style:font-size-asian="10pt" style:font-size-complex="10pt"/>
    </style:style>
    <style:style style:name="P158" style:family="paragraph" style:parent-style-name="Table_20_Contents">
      <style:paragraph-properties fo:text-align="center" style:justify-single-word="false"/>
      <style:text-properties fo:color="#cc0000" style:font-name="Ubuntu" fo:font-size="10pt" officeooo:rsid="001c6eeb" officeooo:paragraph-rsid="001c6eeb" style:font-size-asian="10pt" style:font-size-complex="10pt"/>
    </style:style>
    <style:style style:name="P159"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160"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161"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162"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163"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P164"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165"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166"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167"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68" style:family="paragraph" style:parent-style-name="Table_20_Heading">
      <style:text-properties style:font-name="Ubuntu" fo:font-size="10pt" officeooo:rsid="0010ac44" officeooo:paragraph-rsid="0010ac44" style:font-size-asian="10pt" style:font-size-complex="10pt"/>
    </style:style>
    <style:style style:name="P169" style:family="paragraph" style:parent-style-name="Table_20_Heading">
      <style:text-properties style:font-name="Ubuntu" fo:font-size="10pt" officeooo:rsid="0010ac44" officeooo:paragraph-rsid="00110df4" style:font-size-asian="10pt" style:font-size-complex="10pt"/>
    </style:style>
    <style:style style:name="P170" style:family="paragraph" style:parent-style-name="Table_20_Heading">
      <style:text-properties style:font-name="Ubuntu" fo:font-size="10pt" officeooo:rsid="0010ac44" officeooo:paragraph-rsid="0012e266" style:font-size-asian="10pt" style:font-size-complex="10pt"/>
    </style:style>
    <style:style style:name="P171" style:family="paragraph" style:parent-style-name="Table_20_Heading">
      <style:text-properties style:font-name="Ubuntu" fo:font-size="10pt" officeooo:rsid="0010ac44" officeooo:paragraph-rsid="001c8d5a" style:font-size-asian="10pt" style:font-size-complex="10pt"/>
    </style:style>
    <style:style style:name="P172" style:family="paragraph" style:parent-style-name="Table_20_Heading">
      <style:text-properties style:font-name="Ubuntu" fo:font-size="10pt" officeooo:rsid="001c8d5a" officeooo:paragraph-rsid="001c8d5a" style:font-size-asian="10pt" style:font-size-complex="10pt"/>
    </style:style>
    <style:style style:name="P173" style:family="paragraph" style:parent-style-name="Standard" style:list-style-name="L1">
      <style:paragraph-properties fo:line-height="150%"/>
      <style:text-properties style:font-name="Ubuntu" fo:font-size="10pt" fo:language="fr" fo:country="FR" fo:font-weight="normal" officeooo:rsid="000f1e75" officeooo:paragraph-rsid="000f1e75" style:font-size-asian="10pt" style:font-weight-asian="normal" style:font-size-complex="10pt" style:font-weight-complex="normal"/>
    </style:style>
    <style:style style:name="P174"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504111" officeooo:paragraph-rsid="00504111" style:font-size-asian="10pt" style:font-weight-asian="normal" style:font-size-complex="10pt" style:font-weight-complex="normal"/>
    </style:style>
    <style:style style:name="P175" style:family="paragraph" style:parent-style-name="Standard" style:list-style-name="L1">
      <style:paragraph-properties fo:line-height="150%" fo:text-align="justify" style:justify-single-word="false"/>
      <style:text-properties style:font-name="Ubuntu" fo:font-size="10pt" fo:font-weight="normal" officeooo:rsid="000f1e75" officeooo:paragraph-rsid="000f1e75" style:font-size-asian="10pt" style:font-weight-asian="normal" style:font-size-complex="10pt" style:font-weight-complex="normal"/>
    </style:style>
    <style:style style:name="P176" style:family="paragraph" style:parent-style-name="Standard" style:list-style-name="L1">
      <style:paragraph-properties fo:line-height="150%" fo:text-align="justify" style:justify-single-word="false"/>
      <style:text-properties style:font-name="Ubuntu" fo:font-size="10pt" fo:font-weight="normal" officeooo:rsid="000f269f" officeooo:paragraph-rsid="000f269f" style:font-size-asian="10pt" style:font-weight-asian="normal" style:font-size-complex="10pt" style:font-weight-complex="normal"/>
    </style:style>
    <style:style style:name="P177" style:family="paragraph" style:parent-style-name="Standard" style:list-style-name="L1">
      <style:paragraph-properties fo:line-height="150%" fo:text-align="justify" style:justify-single-word="false"/>
      <style:text-properties style:font-name="Ubuntu" fo:font-size="10pt" fo:font-weight="normal" officeooo:rsid="00107502" officeooo:paragraph-rsid="00107502" style:font-size-asian="10pt" style:font-weight-asian="normal" style:font-size-complex="10pt" style:font-weight-complex="normal"/>
    </style:style>
    <style:style style:name="P178" style:family="paragraph" style:parent-style-name="Standard">
      <style:paragraph-properties fo:line-height="150%" fo:text-align="justify" style:justify-single-word="false"/>
      <style:text-properties style:font-name="Ubuntu" fo:font-size="10pt" fo:font-style="normal" fo:font-weight="normal" officeooo:rsid="005efd4a" officeooo:paragraph-rsid="005efd4a" style:font-size-asian="8.75pt" style:font-style-asian="normal" style:font-weight-asian="normal" style:font-size-complex="10pt" style:font-style-complex="normal" style:font-weight-complex="normal"/>
    </style:style>
    <style:style style:name="P179" style:family="paragraph" style:parent-style-name="Standard">
      <style:paragraph-properties fo:line-height="150%" fo:text-align="justify" style:justify-single-word="false"/>
      <style:text-properties style:font-name="Ubuntu" fo:font-size="10pt" fo:font-style="normal" fo:font-weight="normal" officeooo:rsid="005f1499" officeooo:paragraph-rsid="005efd4a" style:font-size-asian="8.75pt" style:font-style-asian="normal" style:font-weight-asian="normal" style:font-size-complex="10pt" style:font-style-complex="normal" style:font-weight-complex="normal"/>
    </style:style>
    <style:style style:name="P180" style:family="paragraph" style:parent-style-name="Table_20_Contents">
      <style:paragraph-properties fo:text-align="center" style:justify-single-word="false"/>
      <style:text-properties style:font-name="Ubuntu" fo:font-size="10pt" officeooo:rsid="00624d9c" officeooo:paragraph-rsid="00624d9c"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433cc" style:font-weight-asian="bold" style:font-weight-complex="bold"/>
    </style:style>
    <style:style style:name="T3" style:family="text">
      <style:text-properties fo:font-weight="bold" officeooo:rsid="0015e9c3" style:font-weight-asian="bold" style:font-weight-complex="bold"/>
    </style:style>
    <style:style style:name="T4" style:family="text">
      <style:text-properties fo:font-weight="bold" officeooo:rsid="001e3104" style:font-weight-asian="bold" style:font-weight-complex="bold"/>
    </style:style>
    <style:style style:name="T5" style:family="text">
      <style:text-properties fo:font-weight="bold" officeooo:rsid="0027b6c6" style:font-weight-asian="bold" style:font-weight-complex="bold"/>
    </style:style>
    <style:style style:name="T6" style:family="text">
      <style:text-properties fo:font-weight="bold" officeooo:rsid="002c20a9" style:font-weight-asian="bold" style:font-weight-complex="bold"/>
    </style:style>
    <style:style style:name="T7" style:family="text">
      <style:text-properties fo:font-weight="bold" officeooo:rsid="002c7f9a" style:font-weight-asian="bold" style:font-weight-complex="bold"/>
    </style:style>
    <style:style style:name="T8" style:family="text">
      <style:text-properties fo:font-weight="bold" officeooo:rsid="00334209" style:font-weight-asian="bold" style:font-weight-complex="bold"/>
    </style:style>
    <style:style style:name="T9" style:family="text">
      <style:text-properties fo:font-weight="bold" officeooo:rsid="0034fdd3" style:font-weight-asian="bold" style:font-weight-complex="bold"/>
    </style:style>
    <style:style style:name="T10" style:family="text">
      <style:text-properties fo:font-weight="bold" officeooo:rsid="0051ed2d" style:font-weight-asian="bold" style:font-weight-complex="bold"/>
    </style:style>
    <style:style style:name="T11" style:family="text">
      <style:text-properties fo:font-weight="bold" officeooo:rsid="0027a04e" style:font-size-asian="10pt" style:font-weight-asian="bold" style:font-weight-complex="bold"/>
    </style:style>
    <style:style style:name="T12" style:family="text">
      <style:text-properties fo:language="fr" fo:country="FR"/>
    </style:style>
    <style:style style:name="T13" style:family="text">
      <style:text-properties fo:language="fr" fo:country="FR" officeooo:rsid="0012e266"/>
    </style:style>
    <style:style style:name="T14" style:family="text">
      <style:text-properties fo:language="fr" fo:country="FR" officeooo:rsid="0019b9ee"/>
    </style:style>
    <style:style style:name="T15" style:family="text">
      <style:text-properties fo:language="fr" fo:country="FR" officeooo:rsid="001aa843"/>
    </style:style>
    <style:style style:name="T16" style:family="text">
      <style:text-properties fo:language="fr" fo:country="FR" fo:font-weight="normal" officeooo:rsid="001c8d5a" style:font-weight-asian="normal" style:font-weight-complex="normal"/>
    </style:style>
    <style:style style:name="T17" style:family="text">
      <style:text-properties fo:language="fr" fo:country="FR" officeooo:rsid="001c6eeb"/>
    </style:style>
    <style:style style:name="T18" style:family="text">
      <style:text-properties fo:language="fr" fo:country="FR" officeooo:rsid="001c7638"/>
    </style:style>
    <style:style style:name="T19" style:family="text">
      <style:text-properties fo:language="fr" fo:country="FR" officeooo:rsid="001ddc4d"/>
    </style:style>
    <style:style style:name="T20" style:family="text">
      <style:text-properties fo:language="fr" fo:country="FR" officeooo:rsid="001e3104"/>
    </style:style>
    <style:style style:name="T21" style:family="text">
      <style:text-properties fo:language="fr" fo:country="FR" fo:font-weight="bold" officeooo:rsid="001e3104" style:font-weight-asian="bold" style:font-weight-complex="bold"/>
    </style:style>
    <style:style style:name="T22" style:family="text">
      <style:text-properties fo:language="fr" fo:country="FR" officeooo:rsid="001c8d5a"/>
    </style:style>
    <style:style style:name="T23" style:family="text">
      <style:text-properties fo:language="fr" fo:country="FR" officeooo:rsid="001f1983"/>
    </style:style>
    <style:style style:name="T24" style:family="text">
      <style:text-properties fo:language="fr" fo:country="FR" officeooo:rsid="001f306a"/>
    </style:style>
    <style:style style:name="T25" style:family="text">
      <style:text-properties fo:language="fr" fo:country="FR" fo:font-style="italic" officeooo:rsid="001f306a" style:font-style-asian="italic" style:font-style-complex="italic"/>
    </style:style>
    <style:style style:name="T26" style:family="text">
      <style:text-properties fo:language="fr" fo:country="FR" fo:font-style="italic" officeooo:rsid="001ffbd4" style:font-style-asian="italic" style:font-style-complex="italic"/>
    </style:style>
    <style:style style:name="T27" style:family="text">
      <style:text-properties fo:language="fr" fo:country="FR" fo:font-style="italic" style:text-underline-style="none" style:font-style-asian="italic" style:font-style-complex="italic"/>
    </style:style>
    <style:style style:name="T28" style:family="text">
      <style:text-properties fo:language="fr" fo:country="FR" officeooo:rsid="001ffbd4"/>
    </style:style>
    <style:style style:name="T29" style:family="text">
      <style:text-properties fo:language="fr" fo:country="FR" fo:font-style="normal" officeooo:rsid="001ffbd4" style:font-style-asian="normal" style:font-style-complex="normal"/>
    </style:style>
    <style:style style:name="T30" style:family="text">
      <style:text-properties fo:language="fr" fo:country="FR" officeooo:rsid="002a8f64"/>
    </style:style>
    <style:style style:name="T31" style:family="text">
      <style:text-properties fo:language="fr" fo:country="FR" officeooo:rsid="00386e78"/>
    </style:style>
    <style:style style:name="T32" style:family="text">
      <style:text-properties fo:language="fr" fo:country="FR" officeooo:rsid="002608aa"/>
    </style:style>
    <style:style style:name="T33" style:family="text">
      <style:text-properties fo:language="fr" fo:country="FR" officeooo:rsid="0029b4b8"/>
    </style:style>
    <style:style style:name="T34" style:family="text">
      <style:text-properties fo:language="fr" fo:country="FR" officeooo:rsid="0034fdd3"/>
    </style:style>
    <style:style style:name="T35" style:family="text">
      <style:text-properties fo:language="fr" fo:country="FR" style:text-underline-style="none"/>
    </style:style>
    <style:style style:name="T36" style:family="text">
      <style:text-properties fo:language="fr" fo:country="FR" style:text-underline-style="none" officeooo:rsid="00386e78"/>
    </style:style>
    <style:style style:name="T37" style:family="text">
      <style:text-properties fo:language="fr" fo:country="FR" style:text-underline-style="none" officeooo:rsid="00107502"/>
    </style:style>
    <style:style style:name="T38" style:family="text">
      <style:text-properties fo:language="fr" fo:country="FR" style:text-underline-style="none" officeooo:rsid="001c6eeb"/>
    </style:style>
    <style:style style:name="T39" style:family="text">
      <style:text-properties fo:language="fr" fo:country="FR" style:text-underline-style="none" officeooo:rsid="0019b9ee"/>
    </style:style>
    <style:style style:name="T40" style:family="text">
      <style:text-properties fo:language="fr" fo:country="FR" style:text-underline-style="none" officeooo:rsid="001c7638"/>
    </style:style>
    <style:style style:name="T41" style:family="text">
      <style:text-properties fo:language="fr" fo:country="FR" style:text-underline-style="none" officeooo:rsid="001ddc4d"/>
    </style:style>
    <style:style style:name="T42" style:family="text">
      <style:text-properties fo:language="fr" fo:country="FR" style:text-underline-style="none" officeooo:rsid="002a8f64"/>
    </style:style>
    <style:style style:name="T43" style:family="text">
      <style:text-properties fo:language="fr" fo:country="FR" style:text-underline-style="none" officeooo:rsid="002608aa"/>
    </style:style>
    <style:style style:name="T44" style:family="text">
      <style:text-properties fo:language="fr" fo:country="FR" style:text-underline-style="none" officeooo:rsid="0029b4b8"/>
    </style:style>
    <style:style style:name="T45" style:family="text">
      <style:text-properties fo:language="fr" fo:country="FR" style:text-underline-style="none" officeooo:rsid="0034fdd3"/>
    </style:style>
    <style:style style:name="T46" style:family="text">
      <style:text-properties fo:language="fr" fo:country="FR" style:text-underline-style="none" officeooo:rsid="0038809e"/>
    </style:style>
    <style:style style:name="T47" style:family="text">
      <style:text-properties fo:language="fr" fo:country="FR" style:text-underline-style="none" officeooo:rsid="003a3ff3"/>
    </style:style>
    <style:style style:name="T48" style:family="text">
      <style:text-properties fo:language="fr" fo:country="FR" style:text-underline-style="none" officeooo:rsid="004d21e9"/>
    </style:style>
    <style:style style:name="T49" style:family="text">
      <style:text-properties fo:language="fr" fo:country="FR" style:text-underline-style="none" officeooo:rsid="005a175d"/>
    </style:style>
    <style:style style:name="T50" style:family="text">
      <style:text-properties style:text-position="super 58%"/>
    </style:style>
    <style:style style:name="T51" style:family="text">
      <style:text-properties style:text-position="super 58%" officeooo:rsid="000f269f"/>
    </style:style>
    <style:style style:name="T52" style:family="text">
      <style:text-properties style:text-position="super 58%" officeooo:rsid="00107502"/>
    </style:style>
    <style:style style:name="T53" style:family="text">
      <style:text-properties style:text-position="super 58%" fo:language="fr" fo:country="FR" officeooo:rsid="001f306a"/>
    </style:style>
    <style:style style:name="T54" style:family="text">
      <style:text-properties style:text-position="super 58%" officeooo:rsid="00638e8c"/>
    </style:style>
    <style:style style:name="T55" style:family="text">
      <style:text-properties officeooo:rsid="000f269f"/>
    </style:style>
    <style:style style:name="T56" style:family="text">
      <style:text-properties officeooo:rsid="00107502"/>
    </style:style>
    <style:style style:name="T57" style:family="text">
      <style:text-properties officeooo:rsid="0010ac44"/>
    </style:style>
    <style:style style:name="T58" style:family="text">
      <style:text-properties style:text-position="sub 58%"/>
    </style:style>
    <style:style style:name="T59" style:family="text">
      <style:text-properties style:text-position="sub 58%" officeooo:rsid="00110df4"/>
    </style:style>
    <style:style style:name="T60" style:family="text">
      <style:text-properties style:text-position="sub 58%" style:font-name="Ubuntu" fo:font-size="10pt" fo:font-weight="normal" officeooo:rsid="0010ac44" style:font-size-asian="10pt" style:font-weight-asian="normal" style:font-size-complex="10pt" style:font-weight-complex="normal"/>
    </style:style>
    <style:style style:name="T61" style:family="text">
      <style:text-properties style:text-position="sub 58%" style:font-name="Ubuntu" fo:font-size="10pt" fo:font-weight="normal" officeooo:rsid="00110df4" style:font-size-asian="10pt" style:font-weight-asian="normal" style:font-size-complex="10pt" style:font-weight-complex="normal"/>
    </style:style>
    <style:style style:name="T62" style:family="text">
      <style:text-properties style:text-position="sub 58%" officeooo:rsid="0012e266"/>
    </style:style>
    <style:style style:name="T63" style:family="text">
      <style:text-properties style:text-position="sub 58%" fo:language="fr" fo:country="FR"/>
    </style:style>
    <style:style style:name="T64" style:family="text">
      <style:text-properties style:text-position="sub 58%" fo:language="fr" fo:country="FR" officeooo:rsid="001c8d5a"/>
    </style:style>
    <style:style style:name="T65" style:family="text">
      <style:text-properties style:text-position="sub 58%" fo:language="fr" fo:country="FR" officeooo:rsid="001f1983"/>
    </style:style>
    <style:style style:name="T66" style:family="text">
      <style:text-properties style:text-position="sub 58%" fo:language="fr" fo:country="FR" fo:font-style="normal" officeooo:rsid="001ffbd4" style:font-style-asian="normal" style:font-style-complex="normal"/>
    </style:style>
    <style:style style:name="T67" style:family="text">
      <style:text-properties style:text-position="sub 58%" fo:language="fr" fo:country="FR" officeooo:rsid="001ffbd4"/>
    </style:style>
    <style:style style:name="T68" style:family="text">
      <style:text-properties style:text-position="sub 58%" officeooo:rsid="0014b501"/>
    </style:style>
    <style:style style:name="T69" style:family="text">
      <style:text-properties style:text-position="sub 58%" officeooo:rsid="00177825"/>
    </style:style>
    <style:style style:name="T70" style:family="text">
      <style:text-properties style:text-position="sub 58%" officeooo:rsid="001959bb"/>
    </style:style>
    <style:style style:name="T71" style:family="text">
      <style:text-properties style:text-position="sub 58%" officeooo:rsid="001c8d5a"/>
    </style:style>
    <style:style style:name="T72" style:family="text">
      <style:text-properties style:text-position="0% 100%"/>
    </style:style>
    <style:style style:name="T73" style:family="text">
      <style:text-properties style:text-position="0% 100%" officeooo:rsid="0010ac44"/>
    </style:style>
    <style:style style:name="T74" style:family="text">
      <style:text-properties style:text-position="0% 100%" officeooo:rsid="00110df4"/>
    </style:style>
    <style:style style:name="T75" style:family="text">
      <style:text-properties style:text-position="0% 100%" officeooo:rsid="0011b9b7"/>
    </style:style>
    <style:style style:name="T76" style:family="text">
      <style:text-properties style:text-position="0% 100%" style:font-name="Ubuntu" fo:font-size="10pt" fo:font-weight="normal" officeooo:rsid="0010ac44" style:font-size-asian="10pt" style:font-weight-asian="normal" style:font-size-complex="10pt" style:font-weight-complex="normal"/>
    </style:style>
    <style:style style:name="T77" style:family="text">
      <style:text-properties style:text-position="0% 100%" style:font-name="Ubuntu" fo:font-size="10pt" fo:font-weight="normal" officeooo:rsid="00110df4" style:font-size-asian="10pt" style:font-weight-asian="normal" style:font-size-complex="10pt" style:font-weight-complex="normal"/>
    </style:style>
    <style:style style:name="T78" style:family="text">
      <style:text-properties style:text-position="0% 100%" style:font-name="Ubuntu" fo:font-size="10pt" fo:font-weight="normal" officeooo:rsid="0011b9b7" style:font-size-asian="10pt" style:font-weight-asian="normal" style:font-size-complex="10pt" style:font-weight-complex="normal"/>
    </style:style>
    <style:style style:name="T79" style:family="text">
      <style:text-properties style:text-position="0% 100%" style:font-name="Ubuntu" fo:font-size="10pt" fo:font-weight="normal" officeooo:rsid="0014b501" style:font-size-asian="10pt" style:font-weight-asian="normal" style:font-size-complex="10pt" style:font-weight-complex="normal"/>
    </style:style>
    <style:style style:name="T80" style:family="text">
      <style:text-properties style:text-position="0% 100%" officeooo:rsid="0012e266"/>
    </style:style>
    <style:style style:name="T81" style:family="text">
      <style:text-properties style:text-position="0% 100%" officeooo:rsid="001433cc"/>
    </style:style>
    <style:style style:name="T82" style:family="text">
      <style:text-properties style:text-position="0% 100%" officeooo:rsid="0014b501"/>
    </style:style>
    <style:style style:name="T83" style:family="text">
      <style:text-properties style:text-position="0% 100%" officeooo:rsid="001959bb"/>
    </style:style>
    <style:style style:name="T84" style:family="text">
      <style:text-properties style:text-position="0% 100%" fo:language="fr" fo:country="FR" fo:font-weight="normal" officeooo:rsid="001c8d5a" style:font-weight-asian="normal" style:font-weight-complex="normal"/>
    </style:style>
    <style:style style:name="T85" style:family="text">
      <style:text-properties style:text-position="0% 100%" fo:language="fr" fo:country="FR" fo:font-weight="normal" officeooo:rsid="001ddc4d" style:font-weight-asian="normal" style:font-weight-complex="normal"/>
    </style:style>
    <style:style style:name="T86" style:family="text">
      <style:text-properties style:text-position="0% 100%" fo:language="fr" fo:country="FR" officeooo:rsid="001c8d5a"/>
    </style:style>
    <style:style style:name="T87" style:family="text">
      <style:text-properties style:text-position="0% 100%" fo:language="fr" fo:country="FR" officeooo:rsid="001f1983"/>
    </style:style>
    <style:style style:name="T88" style:family="text">
      <style:text-properties style:text-position="0% 100%" fo:language="fr" fo:country="FR" officeooo:rsid="001f306a"/>
    </style:style>
    <style:style style:name="T89" style:family="text">
      <style:text-properties style:text-position="0% 100%" fo:language="fr" fo:country="FR" officeooo:rsid="001f50c7"/>
    </style:style>
    <style:style style:name="T90" style:family="text">
      <style:text-properties style:text-position="0% 100%" fo:language="fr" fo:country="FR" fo:font-style="italic" officeooo:rsid="001ffbd4" style:font-style-asian="italic" style:font-style-complex="italic"/>
    </style:style>
    <style:style style:name="T91" style:family="text">
      <style:text-properties style:text-position="0% 100%" fo:language="fr" fo:country="FR" fo:font-style="normal" officeooo:rsid="001ffbd4" style:font-style-asian="normal" style:font-style-complex="normal"/>
    </style:style>
    <style:style style:name="T92" style:family="text">
      <style:text-properties style:text-position="0% 100%" officeooo:rsid="001ddc4d"/>
    </style:style>
    <style:style style:name="T93" style:family="text">
      <style:text-properties style:text-position="0% 100%" officeooo:rsid="001e3104"/>
    </style:style>
    <style:style style:name="T94" style:family="text">
      <style:text-properties style:text-position="0% 100%" officeooo:rsid="001f1983"/>
    </style:style>
    <style:style style:name="T95" style:family="text">
      <style:text-properties fo:color="#9999ff"/>
    </style:style>
    <style:style style:name="T96" style:family="text">
      <style:text-properties fo:color="#9999ff" officeooo:rsid="00110df4"/>
    </style:style>
    <style:style style:name="T97" style:family="text">
      <style:text-properties fo:color="#9999ff" officeooo:rsid="0011b9b7"/>
    </style:style>
    <style:style style:name="T98" style:family="text">
      <style:text-properties fo:color="#9999ff" officeooo:rsid="0012e266"/>
    </style:style>
    <style:style style:name="T99" style:family="text">
      <style:text-properties fo:color="#9999ff" officeooo:rsid="0014b501"/>
    </style:style>
    <style:style style:name="T100" style:family="text">
      <style:text-properties fo:color="#9999ff" officeooo:rsid="001c8d5a"/>
    </style:style>
    <style:style style:name="T101" style:family="text">
      <style:text-properties fo:color="#9999ff" officeooo:rsid="001ddc4d"/>
    </style:style>
    <style:style style:name="T102" style:family="text">
      <style:text-properties officeooo:rsid="00110df4"/>
    </style:style>
    <style:style style:name="T103" style:family="text">
      <style:text-properties style:use-window-font-color="true"/>
    </style:style>
    <style:style style:name="T104" style:family="text">
      <style:text-properties style:use-window-font-color="true" officeooo:rsid="0012e266"/>
    </style:style>
    <style:style style:name="T105" style:family="text">
      <style:text-properties style:use-window-font-color="true" officeooo:rsid="0014b501"/>
    </style:style>
    <style:style style:name="T106" style:family="text">
      <style:text-properties style:use-window-font-color="true" officeooo:rsid="001c8d5a"/>
    </style:style>
    <style:style style:name="T107" style:family="text">
      <style:text-properties style:use-window-font-color="true" officeooo:rsid="001ddc4d"/>
    </style:style>
    <style:style style:name="T108" style:family="text">
      <style:text-properties style:use-window-font-color="true" officeooo:rsid="0027b6c6"/>
    </style:style>
    <style:style style:name="T109" style:family="text">
      <style:text-properties style:use-window-font-color="true" fo:font-style="normal" officeooo:rsid="0027a04e" style:font-style-asian="normal" style:font-style-complex="normal"/>
    </style:style>
    <style:style style:name="T110" style:family="text">
      <style:text-properties style:use-window-font-color="true" fo:font-style="normal" officeooo:rsid="0029b4b8" style:font-style-asian="normal" style:font-style-complex="normal"/>
    </style:style>
    <style:style style:name="T111" style:family="text">
      <style:text-properties style:use-window-font-color="true" fo:font-style="normal" officeooo:rsid="00417d5c" style:font-style-asian="normal" style:font-style-complex="normal"/>
    </style:style>
    <style:style style:name="T112" style:family="text">
      <style:text-properties style:use-window-font-color="true" fo:font-style="normal" officeooo:rsid="0045df6d" style:font-style-asian="normal" style:font-style-complex="normal"/>
    </style:style>
    <style:style style:name="T113" style:family="text">
      <style:text-properties officeooo:rsid="0011b9b7"/>
    </style:style>
    <style:style style:name="T114" style:family="text">
      <style:text-properties officeooo:rsid="0012e266"/>
    </style:style>
    <style:style style:name="T115" style:family="text">
      <style:text-properties style:font-name="Ubuntu" fo:font-size="10pt" fo:font-weight="normal" officeooo:rsid="00107502" style:font-size-asian="10pt" style:font-weight-asian="normal" style:font-size-complex="10pt" style:font-weight-complex="normal"/>
    </style:style>
    <style:style style:name="T116" style:family="text">
      <style:text-properties style:font-name="Ubuntu" fo:font-size="10pt" fo:font-weight="normal" officeooo:rsid="0010ac44" style:font-size-asian="10pt" style:font-weight-asian="normal" style:font-size-complex="10pt" style:font-weight-complex="normal"/>
    </style:style>
    <style:style style:name="T117" style:family="text">
      <style:text-properties style:font-name="Ubuntu" fo:language="fr" fo:country="FR" officeooo:rsid="00107502"/>
    </style:style>
    <style:style style:name="T118" style:family="text">
      <style:text-properties style:font-name="Ubuntu" fo:language="fr" fo:country="FR" style:text-underline-style="none" officeooo:rsid="00107502"/>
    </style:style>
    <style:style style:name="T119" style:family="text">
      <style:text-properties style:font-name="Ubuntu" fo:language="fr" fo:country="FR" style:text-underline-style="none" officeooo:rsid="003a3ff3"/>
    </style:style>
    <style:style style:name="T120" style:family="text">
      <style:text-properties officeooo:rsid="0014b501"/>
    </style:style>
    <style:style style:name="T121" style:family="text">
      <style:text-properties officeooo:rsid="00177825"/>
    </style:style>
    <style:style style:name="T122" style:family="text">
      <style:text-properties officeooo:rsid="001959bb"/>
    </style:style>
    <style:style style:name="T123" style:family="text">
      <style:text-properties officeooo:rsid="001c6eeb"/>
    </style:style>
    <style:style style:name="T124" style:family="text">
      <style:text-properties officeooo:rsid="001c8d5a"/>
    </style:style>
    <style:style style:name="T125" style:family="text">
      <style:text-properties officeooo:rsid="001ddc4d"/>
    </style:style>
    <style:style style:name="T126" style:family="text">
      <style:text-properties officeooo:rsid="00232bcf"/>
    </style:style>
    <style:style style:name="T127" style:family="text">
      <style:text-properties officeooo:rsid="002608aa"/>
    </style:style>
    <style:style style:name="T128" style:family="text">
      <style:text-properties fo:font-style="normal" style:font-style-asian="normal" style:font-style-complex="normal"/>
    </style:style>
    <style:style style:name="T129" style:family="text">
      <style:text-properties fo:font-style="normal" officeooo:rsid="0027b6c6" style:font-style-asian="normal" style:font-style-complex="normal"/>
    </style:style>
    <style:style style:name="T130" style:family="text">
      <style:text-properties fo:font-style="normal" officeooo:rsid="0027a04e" style:font-style-asian="normal" style:font-style-complex="normal"/>
    </style:style>
    <style:style style:name="T131" style:family="text">
      <style:text-properties fo:font-style="normal" officeooo:rsid="002b18c6" style:font-style-asian="normal" style:font-style-complex="normal"/>
    </style:style>
    <style:style style:name="T132" style:family="text">
      <style:text-properties fo:font-style="normal" officeooo:rsid="0032af7a" style:font-style-asian="normal" style:font-style-complex="normal"/>
    </style:style>
    <style:style style:name="T133" style:family="text">
      <style:text-properties fo:font-style="normal" officeooo:rsid="00334209" style:font-style-asian="normal" style:font-style-complex="normal"/>
    </style:style>
    <style:style style:name="T134" style:family="text">
      <style:text-properties fo:font-style="normal" officeooo:rsid="00579a5e" style:font-style-asian="normal" style:font-style-complex="normal"/>
    </style:style>
    <style:style style:name="T135" style:family="text">
      <style:text-properties fo:font-style="normal" officeooo:rsid="005f1499" style:font-style-asian="normal" style:font-style-complex="normal"/>
    </style:style>
    <style:style style:name="T136" style:family="text">
      <style:text-properties fo:font-style="normal" officeooo:rsid="0060f260" style:font-style-asian="normal" style:font-style-complex="normal"/>
    </style:style>
    <style:style style:name="T137" style:family="text">
      <style:text-properties fo:font-style="normal" officeooo:rsid="0064ce50"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447e7e" style:font-style-asian="normal" style:font-weight-asian="bold" style:font-style-complex="normal" style:font-weight-complex="bold"/>
    </style:style>
    <style:style style:name="T140" style:family="text">
      <style:text-properties fo:font-style="normal" fo:font-weight="bold" officeooo:rsid="0048fae2" style:font-style-asian="normal" style:font-weight-asian="bold" style:font-style-complex="normal" style:font-weight-complex="bold"/>
    </style:style>
    <style:style style:name="T141" style:family="text">
      <style:text-properties fo:font-style="normal" fo:font-weight="bold" officeooo:rsid="00579a5e" style:font-style-asian="normal" style:font-weight-asian="bold" style:font-style-complex="normal" style:font-weight-complex="bold"/>
    </style:style>
    <style:style style:name="T142" style:family="text">
      <style:text-properties officeooo:rsid="0027b6c6"/>
    </style:style>
    <style:style style:name="T143" style:family="text">
      <style:text-properties fo:color="#808080"/>
    </style:style>
    <style:style style:name="T144" style:family="text">
      <style:text-properties fo:color="#808080" officeooo:rsid="0027b6c6"/>
    </style:style>
    <style:style style:name="T145" style:family="text">
      <style:text-properties fo:color="#808080" officeooo:rsid="0029b4b8"/>
    </style:style>
    <style:style style:name="T146" style:family="text">
      <style:text-properties fo:color="#ce181e"/>
    </style:style>
    <style:style style:name="T147" style:family="text">
      <style:text-properties fo:color="#ce181e" officeooo:rsid="0027b6c6"/>
    </style:style>
    <style:style style:name="T148" style:family="text">
      <style:text-properties fo:color="#ce181e" fo:font-style="italic" style:font-style-asian="italic" style:font-style-complex="italic"/>
    </style:style>
    <style:style style:name="T149" style:family="text">
      <style:text-properties fo:color="#ce181e" fo:font-style="italic" officeooo:rsid="002c20a9" style:font-style-asian="italic" style:font-style-complex="italic"/>
    </style:style>
    <style:style style:name="T150" style:family="text">
      <style:text-properties fo:color="#ce181e" officeooo:rsid="00447e7e"/>
    </style:style>
    <style:style style:name="T151" style:family="text">
      <style:text-properties fo:color="#999999"/>
    </style:style>
    <style:style style:name="T152" style:family="text">
      <style:text-properties fo:color="#999999" officeooo:rsid="0027b6c6"/>
    </style:style>
    <style:style style:name="T153" style:family="text">
      <style:text-properties officeooo:rsid="0029b4b8"/>
    </style:style>
    <style:style style:name="T154" style:family="text">
      <style:text-properties fo:font-style="italic" style:font-style-asian="italic" style:font-style-complex="italic"/>
    </style:style>
    <style:style style:name="T155" style:family="text">
      <style:text-properties fo:font-style="italic" officeooo:rsid="002c20a9" style:font-style-asian="italic" style:font-style-complex="italic"/>
    </style:style>
    <style:style style:name="T156" style:family="text">
      <style:text-properties fo:font-style="italic" officeooo:rsid="005f1499" style:font-style-asian="italic" style:font-style-complex="italic"/>
    </style:style>
    <style:style style:name="T157" style:family="text">
      <style:text-properties officeooo:rsid="003186fe"/>
    </style:style>
    <style:style style:name="T158" style:family="text">
      <style:text-properties officeooo:rsid="00334209"/>
    </style:style>
    <style:style style:name="T159" style:family="text">
      <style:text-properties officeooo:rsid="0034fdd3"/>
    </style:style>
    <style:style style:name="T160" style:family="text">
      <style:text-properties style:text-underline-style="none"/>
    </style:style>
    <style:style style:name="T161" style:family="text">
      <style:text-properties style:text-underline-style="none" officeooo:rsid="00386e78"/>
    </style:style>
    <style:style style:name="T162" style:family="text">
      <style:text-properties style:text-underline-style="none" officeooo:rsid="001ddc4d"/>
    </style:style>
    <style:style style:name="T163" style:family="text">
      <style:text-properties style:text-underline-style="none" officeooo:rsid="0029b4b8"/>
    </style:style>
    <style:style style:name="T164" style:family="text">
      <style:text-properties officeooo:rsid="00447e7e"/>
    </style:style>
    <style:style style:name="T165" style:family="text">
      <style:text-properties officeooo:rsid="0045df6d"/>
    </style:style>
    <style:style style:name="T166" style:family="text">
      <style:text-properties officeooo:rsid="00475b47"/>
    </style:style>
    <style:style style:name="T167" style:family="text">
      <style:text-properties fo:color="#666666" fo:language="fr" fo:country="FR" style:text-underline-style="none"/>
    </style:style>
    <style:style style:name="T168" style:family="text">
      <style:text-properties fo:color="#666666" fo:language="fr" fo:country="FR" style:text-underline-style="none" officeooo:rsid="00504111"/>
    </style:style>
    <style:style style:name="T169" style:family="text">
      <style:text-properties officeooo:rsid="0057e332"/>
    </style:style>
    <style:style style:name="T170" style:family="text">
      <style:text-properties officeooo:rsid="005dc09b"/>
    </style:style>
    <style:style style:name="T171" style:family="text">
      <style:text-properties officeooo:rsid="00638e8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88"/>
      <text:p text:style-name="P88"/>
      <text:p text:style-name="P88"/>
      <text:p text:style-name="P88"/>
      <text:p text:style-name="P88"/>
      <text:p text:style-name="P88"/>
      <text:p text:style-name="P88"/>
      <text:p text:style-name="P88"/>
      <text:p text:style-name="P82">TP1 Architecture des Ordinateurs</text:p>
      <text:p text:style-name="P100">INTRODUCTION À LA PROGRAMMATION EN ASSEMBLEUR</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8">INFO 1 – MARTI Emilie</text:p>
      <text:p text:style-name="P88"/>
      <text:p text:style-name="P88"/>
      <text:p text:style-name="P88"/>
      <text:p text:style-name="P88"/>
      <text:p text:style-name="P88"/>
      <text:p text:style-name="P88"/>
      <text:p text:style-name="P91"><text:soft-page-break/>Sommaire</text:p>
      <text:p text:style-name="P89"/>
      <text:p text:style-name="P74"><text:span text:style-name="T161">0</text:span><text:span text:style-name="T160">. </text:span><text:span text:style-name="T36">Introduction</text:span><text:span text:style-name="T31"><text:tab/><text:tab/><text:tab/><text:tab/><text:tab/><text:tab/><text:tab/><text:tab/><text:tab/><text:tab/><text:tab/><text:tab/></text:span><text:span text:style-name="T46">3</text:span></text:p>
      <text:p text:style-name="P75"/>
      <text:p text:style-name="P74"><text:span text:style-name="T160">1. </text:span><text:span text:style-name="T35">Représentation</text:span><text:span text:style-name="T160"> </text:span><text:span text:style-name="T35">des</text:span><text:span text:style-name="T160"> </text:span><text:span text:style-name="T35">données</text:span><text:span text:style-name="T12"><text:tab/><text:tab/><text:tab/><text:tab/><text:tab/><text:tab/><text:tab/><text:tab/><text:tab/><text:tab/></text:span><text:span text:style-name="T47">4</text:span></text:p>
      <text:p text:style-name="P108"><text:span text:style-name="T118"><text:tab/>1.1 Représentation des entiers</text:span><text:span text:style-name="T117"><text:tab/><text:tab/><text:tab/><text:tab/><text:tab/><text:tab/><text:tab/><text:tab/><text:tab/></text:span><text:span text:style-name="T119">4</text:span></text:p>
      <text:p text:style-name="P74"><text:span text:style-name="T37"><text:tab/>1.</text:span><text:span text:style-name="T38">2</text:span><text:span text:style-name="T37"> </text:span><text:span text:style-name="T39">Opérations en complément à deux</text:span><text:span text:style-name="T14"><text:tab/><text:tab/><text:tab/><text:tab/><text:tab/><text:tab/><text:tab/><text:tab/></text:span><text:span text:style-name="T49">6</text:span></text:p>
      <text:p text:style-name="P74"><text:span text:style-name="T37"><text:tab/>1.</text:span><text:span text:style-name="T40">3</text:span><text:span text:style-name="T37"> </text:span><text:span text:style-name="T40">Représentation des flottants</text:span><text:span text:style-name="T18"><text:tab/><text:tab/><text:tab/><text:tab/><text:tab/><text:tab/><text:tab/><text:tab/></text:span><text:span text:style-name="T49">6</text:span></text:p>
      <text:p text:style-name="P72"/>
      <text:p text:style-name="P74"><text:span text:style-name="T42">2.</text:span><text:span text:style-name="T35"> </text:span><text:span text:style-name="T41">Le processeur et les registres</text:span><text:span text:style-name="T19"><text:tab/><text:tab/><text:tab/><text:tab/><text:tab/><text:tab/><text:tab/><text:tab/><text:tab/></text:span><text:span text:style-name="T49">7</text:span></text:p>
      <text:p text:style-name="P74"><text:span text:style-name="T41"><text:tab/>2.1 Registres et sous-registres</text:span><text:span text:style-name="T19"><text:tab/><text:tab/><text:tab/><text:tab/><text:tab/><text:tab/><text:tab/><text:tab/><text:tab/></text:span><text:span text:style-name="T49">7</text:span></text:p>
      <text:p text:style-name="P74"><text:span text:style-name="T41"><text:tab/>2.</text:span><text:span text:style-name="T43">2</text:span><text:span text:style-name="T41"> </text:span><text:span text:style-name="T43">Opérations sur les registres</text:span><text:span text:style-name="T32"><text:tab/><text:tab/><text:tab/><text:tab/><text:tab/><text:tab/><text:tab/><text:tab/><text:tab/></text:span><text:span text:style-name="T49">7</text:span></text:p>
      <text:p text:style-name="P74"><text:span text:style-name="T43"><text:tab/></text:span><text:span text:style-name="T41">2.</text:span><text:span text:style-name="T44">3</text:span><text:span text:style-name="T41"> </text:span><text:span text:style-name="T44">Lecture/écriture en mémoire</text:span><text:span text:style-name="T33"><text:tab/><text:tab/><text:tab/><text:tab/><text:tab/><text:tab/><text:tab/><text:tab/></text:span><text:span text:style-name="T49">8</text:span></text:p>
      <text:p text:style-name="P74"><text:span text:style-name="T44"><text:tab/><text:tab/></text:span><text:span text:style-name="T41">2.</text:span><text:span text:style-name="T44">3.1</text:span><text:span text:style-name="T41"> </text:span><text:span text:style-name="T44">Lecture en mémoire</text:span><text:span text:style-name="T33"><text:tab/><text:tab/><text:tab/><text:tab/><text:tab/><text:tab/><text:tab/><text:tab/></text:span><text:span text:style-name="T49">8</text:span></text:p>
      <text:p text:style-name="P74"><text:span text:style-name="T44"><text:tab/><text:tab/></text:span><text:span text:style-name="T41">2.</text:span><text:span text:style-name="T44">3.2</text:span><text:span text:style-name="T41"> </text:span><text:span text:style-name="T45">Écriture en mémoire</text:span><text:span text:style-name="T34"><text:tab/><text:tab/><text:tab/><text:tab/><text:tab/><text:tab/><text:tab/><text:tab/></text:span><text:span text:style-name="T49">9</text:span></text:p>
      <text:p text:style-name="P75"/>
      <text:p text:style-name="P74"><text:span text:style-name="T36">3</text:span><text:span text:style-name="T42">.</text:span><text:span text:style-name="T41"> </text:span><text:span text:style-name="T36">Premier programme</text:span><text:span text:style-name="T31"><text:tab/><text:tab/><text:tab/><text:tab/><text:tab/><text:tab/><text:tab/><text:tab/><text:tab/><text:tab/><text:tab/></text:span><text:span text:style-name="T49">9</text:span></text:p>
      <text:p text:style-name="P74"><text:span text:style-name="T41"><text:tab/></text:span><text:span text:style-name="T36">3</text:span><text:span text:style-name="T41">.1 </text:span><text:span text:style-name="T36">Compilation</text:span><text:span text:style-name="T31"><text:tab/><text:tab/><text:tab/><text:tab/><text:tab/><text:tab/><text:tab/><text:tab/><text:tab/><text:tab/></text:span><text:span text:style-name="T49">9</text:span></text:p>
      <text:p text:style-name="P74"><text:span text:style-name="T36"><text:tab/>3</text:span><text:span text:style-name="T41">.</text:span><text:span text:style-name="T44">3 </text:span><text:span text:style-name="T36">Assemblage du programme<text:tab/></text:span><text:span text:style-name="T31"><text:tab/><text:tab/><text:tab/><text:tab/><text:tab/><text:tab/><text:tab/><text:tab/></text:span><text:span text:style-name="T49">9</text:span></text:p>
      <text:p text:style-name="P73"/>
      <text:p text:style-name="P74"><text:span text:style-name="T36">4. Conclusion</text:span><text:span text:style-name="T31"><text:tab/><text:tab/><text:tab/><text:tab/><text:tab/><text:tab/><text:tab/><text:tab/><text:tab/><text:tab/><text:tab/><text:tab/></text:span><text:span text:style-name="T49">10</text:span></text:p>
      <text:p text:style-name="P75"/>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1"><text:soft-page-break/>Introduction</text:p>
      <text:p text:style-name="P26"/>
      <text:p text:style-name="P26">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26"/>
      <text:p text:style-name="P26">En tant que programmeurs, nous sommes capables de communiquer avec le processeur presque directement avec le langage assembleur. L’assembleur va être converti en langage machine, langage <text:span text:style-name="T170">capable de</text:span> <text:span text:style-name="T170">donner des instructions</text:span> au processeur, mais pas pratique à utiliser pour coder, car il n’est pas vraiment clair. Le langage assembleur étant différent pour chaque modèle de processeur existant, il existe néanmoins une compatibilité des vieux langages sur les nouveaux processeurs, ce pourquoi on étudiera l’assembleur de l’Intel2000, plus ou moins simple à prendre en main et assez compatible avec la majorité de processeurs actuels.</text:p>
      <text:p text:style-name="P26"/>
      <text:p text:style-name="P27">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90"/>
      <text:p text:style-name="P90"/>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78"><text:soft-page-break/>1. <text:span text:style-name="T12">Représentation</text:span> <text:span text:style-name="T12">des</text:span> <text:span text:style-name="T12">données</text:span></text:p>
      <text:p text:style-name="P29"><text:tab/>Exercice 1. (Nombre de données)</text:p>
      <text:list xml:id="list879280077" text:style-name="L1">
        <text:list-item>
          <text:p text:style-name="P173"/>
        </text:list-item>
      </text:list>
      <table:table table:name="données" table:style-name="données">
        <table:table-column table:style-name="données.A" table:number-columns-repeated="2"/>
        <table:table-column table:style-name="données.C"/>
        <table:table-column table:style-name="données.A" table:number-columns-repeated="2"/>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table-column table:style-name="données.C"/>
        <table:table-column table:style-name="données.A" table:number-columns-repeated="2"/>
        <table:table-column table:style-name="données.C"/>
        <table:table-column table:style-name="données.R"/>
        <table:table-row>
          <table:table-cell table:style-name="données.A1" office:value-type="string">
            <text:p text:style-name="P129">n</text:p>
          </table:table-cell>
          <table:table-cell table:style-name="données.B1" office:value-type="string">
            <text:p text:style-name="P111">0</text:p>
          </table:table-cell>
          <table:table-cell table:style-name="données.B1" office:value-type="string">
            <text:p text:style-name="P111">1</text:p>
          </table:table-cell>
          <table:table-cell table:style-name="données.B1" office:value-type="string">
            <text:p text:style-name="P111">2</text:p>
          </table:table-cell>
          <table:table-cell table:style-name="données.B1" office:value-type="string">
            <text:p text:style-name="P111">3</text:p>
          </table:table-cell>
          <table:table-cell table:style-name="données.B1" office:value-type="string">
            <text:p text:style-name="P111">4</text:p>
          </table:table-cell>
          <table:table-cell table:style-name="données.B1" office:value-type="string">
            <text:p text:style-name="P111">5</text:p>
          </table:table-cell>
          <table:table-cell table:style-name="données.B1" office:value-type="string">
            <text:p text:style-name="P111">6</text:p>
          </table:table-cell>
          <table:table-cell table:style-name="données.B1" office:value-type="string">
            <text:p text:style-name="P111">7</text:p>
          </table:table-cell>
          <table:table-cell table:style-name="données.B1" office:value-type="string">
            <text:p text:style-name="P111">8</text:p>
          </table:table-cell>
          <table:table-cell table:style-name="données.B1" office:value-type="string">
            <text:p text:style-name="P111">9</text:p>
          </table:table-cell>
          <table:table-cell table:style-name="données.B1" office:value-type="string">
            <text:p text:style-name="P111">10</text:p>
          </table:table-cell>
          <table:table-cell table:style-name="données.B1" office:value-type="string">
            <text:p text:style-name="P111">11</text:p>
          </table:table-cell>
          <table:table-cell table:style-name="données.B1" office:value-type="string">
            <text:p text:style-name="P111">12</text:p>
          </table:table-cell>
          <table:table-cell table:style-name="données.B1" office:value-type="string">
            <text:p text:style-name="P111">13</text:p>
          </table:table-cell>
          <table:table-cell table:style-name="données.B1" office:value-type="string">
            <text:p text:style-name="P111">14</text:p>
          </table:table-cell>
          <table:table-cell table:style-name="données.B1" office:value-type="string">
            <text:p text:style-name="P111">15</text:p>
          </table:table-cell>
          <table:table-cell table:style-name="données.B1" office:value-type="string">
            <text:p text:style-name="P111">16</text:p>
          </table:table-cell>
        </table:table-row>
        <table:table-row>
          <table:table-cell table:style-name="données.A2" office:value-type="string">
            <text:p text:style-name="P129">2<text:span text:style-name="T50">n</text:span></text:p>
          </table:table-cell>
          <table:table-cell table:style-name="données.B2" office:value-type="string">
            <text:p text:style-name="P140">1</text:p>
          </table:table-cell>
          <table:table-cell table:style-name="données.B2" office:value-type="string">
            <text:p text:style-name="P140">2</text:p>
          </table:table-cell>
          <table:table-cell table:style-name="données.B2" office:value-type="string">
            <text:p text:style-name="P140">4</text:p>
          </table:table-cell>
          <table:table-cell table:style-name="données.B2" office:value-type="string">
            <text:p text:style-name="P140">8</text:p>
          </table:table-cell>
          <table:table-cell table:style-name="données.B2" office:value-type="string">
            <text:p text:style-name="P140">16</text:p>
          </table:table-cell>
          <table:table-cell table:style-name="données.B2" office:value-type="string">
            <text:p text:style-name="P140">32</text:p>
          </table:table-cell>
          <table:table-cell table:style-name="données.B2" office:value-type="string">
            <text:p text:style-name="P140">64</text:p>
          </table:table-cell>
          <table:table-cell table:style-name="données.B2" office:value-type="string">
            <text:p text:style-name="P140">128</text:p>
          </table:table-cell>
          <table:table-cell table:style-name="données.B2" office:value-type="string">
            <text:p text:style-name="P140">256</text:p>
          </table:table-cell>
          <table:table-cell table:style-name="données.B2" office:value-type="string">
            <text:p text:style-name="P140">512</text:p>
          </table:table-cell>
          <table:table-cell table:style-name="données.B2" office:value-type="string">
            <text:p text:style-name="P140">1024</text:p>
          </table:table-cell>
          <table:table-cell table:style-name="données.B2" office:value-type="string">
            <text:p text:style-name="P140">2048</text:p>
          </table:table-cell>
          <table:table-cell table:style-name="données.B2" office:value-type="string">
            <text:p text:style-name="P140">4096</text:p>
          </table:table-cell>
          <table:table-cell table:style-name="données.B2" office:value-type="string">
            <text:p text:style-name="P140">8192</text:p>
          </table:table-cell>
          <table:table-cell table:style-name="données.B2" office:value-type="string">
            <text:p text:style-name="P140">16384</text:p>
          </table:table-cell>
          <table:table-cell table:style-name="données.B2" office:value-type="string">
            <text:p text:style-name="P140">32768</text:p>
          </table:table-cell>
          <table:table-cell table:style-name="données.B2" office:value-type="string">
            <text:p text:style-name="P140">65536</text:p>
          </table:table-cell>
        </table:table-row>
      </table:table>
      <text:list xml:id="list83038379319033" text:continue-numbering="true" text:style-name="L1">
        <text:list-item>
          <text:p text:style-name="P175"><text:span text:style-name="T55">On peut coder 2</text:span><text:span text:style-name="T51">n</text:span><text:span text:style-name="T55"> données différentes sur n bits, car on a deux éléments (soit 1, soit 0) avec 2</text:span><text:span text:style-name="T51">n</text:span><text:span text:style-name="T55"> combinaisons possibles.</text:span></text:p>
        </text:list-item>
        <text:list-item>
          <text:p text:style-name="P176">3. On peut coder 2<text:span text:style-name="T50">8*n</text:span> données différentes sur n octets, car un octet équivaut à 8 bits ; on code sur <text:span text:style-name="T56">8</text:span>*n bits.</text:p>
        </text:list-item>
        <text:list-item>
          <text:p text:style-name="P176">On peut coder <text:span text:style-name="T56">2</text:span><text:span text:style-name="T52">1024*8*n</text:span><text:span text:style-name="T56"> données différentes sur n Kio, car 1 Kio = 1024 octets.</text:span></text:p>
        </text:list-item>
        <text:list-item>
          <text:p text:style-name="P177">On peut coder 2<text:span text:style-name="T50">1048576*8*n</text:span> données différentes sur n Mio.</text:p>
        </text:list-item>
        <text:list-item>
          <text:p text:style-name="P177">On peut coder 2<text:span text:style-name="T50">1073741824*8*n</text:span> données différentes sur n Gio.</text:p>
        </text:list-item>
      </text:list>
      <text:p text:style-name="P2"/>
      <text:p text:style-name="P94">1.1 Représentation des entiers</text:p>
      <text:p text:style-name="P29"><text:tab/>Exercice 2. (Changement de base)</text:p>
      <text:p text:style-name="P101"><text:span text:style-name="T115">1. <text:tab/></text:span><text:span text:style-name="T116">(999)</text:span><text:span text:style-name="T60">dix</text:span><text:span text:style-name="T76"> </text:span><text:span text:style-name="T77">= (0011 1110 0111)</text:span><text:span text:style-name="T61">deux</text:span><text:span text:style-name="T77"> = (</text:span><text:span text:style-name="T79">3</text:span><text:span text:style-name="T78">3213</text:span><text:span text:style-name="T77">)</text:span><text:span text:style-name="T61">quatre</text:span><text:span text:style-name="T77"> = (</text:span><text:span text:style-name="T78">3E7</text:span><text:span text:style-name="T77">)</text:span><text:span text:style-name="T61">seize</text:span></text:p>
      <table:table table:name="Table1" table:style-name="Table1">
        <table:table-column table:style-name="Table1.A" table:number-columns-repeated="3"/>
        <table:table-column table:style-name="Table1.D"/>
        <table:table-header-rows>
          <table:table-row>
            <table:table-cell table:style-name="Table1.A1" office:value-type="string">
              <text:p text:style-name="P168">x</text:p>
            </table:table-cell>
            <table:table-cell table:style-name="Table1.A1" office:value-type="string">
              <text:p text:style-name="P168">x%2</text:p>
            </table:table-cell>
            <table:table-cell table:style-name="Table1.A1" office:value-type="string">
              <text:p text:style-name="P168"><text:span text:style-name="T102">x</text:span>/<text:span text:style-name="T102">2</text:span></text:p>
            </table:table-cell>
            <table:table-cell table:style-name="Table1.D1" office:value-type="string">
              <text:p text:style-name="P168">L</text:p>
            </table:table-cell>
          </table:table-row>
        </table:table-header-rows>
        <table:table-row>
          <table:table-cell table:style-name="Table1.A2" office:value-type="string">
            <text:p text:style-name="P115">(999)<text:span text:style-name="T58">dix</text:span></text:p>
            <text:p text:style-name="P148"><text:span text:style-name="T72">(499)</text:span>dix</text:p>
            <text:p text:style-name="P148"><text:span text:style-name="T72">(249)</text:span>dix</text:p>
            <text:p text:style-name="P152">(124)<text:span text:style-name="T58">dix</text:span></text:p>
            <text:p text:style-name="P152">(62)<text:span text:style-name="T58">dix</text:span></text:p>
            <text:p text:style-name="P152">(31)<text:span text:style-name="T58">dix</text:span></text:p>
            <text:p text:style-name="P152">(15)<text:span text:style-name="T58">dix</text:span></text:p>
            <text:p text:style-name="P152">(7)<text:span text:style-name="T58">dix</text:span></text:p>
            <text:p text:style-name="P153">(3)<text:span text:style-name="T58">dix</text:span></text:p>
            <text:p text:style-name="P153">(<text:span text:style-name="T102">1</text:span>)<text:span text:style-name="T58">dix</text:span></text:p>
            <text:p text:style-name="P153">(<text:span text:style-name="T102">0</text:span>)<text:span text:style-name="T58">dix</text:span></text:p>
          </table:table-cell>
          <table:table-cell table:style-name="Table1.A2" office:value-type="string">
            <text:p text:style-name="P115">(<text:span text:style-name="T95">1</text:span>)<text:span text:style-name="T58">dix</text:span></text:p>
            <text:p text:style-name="P152">(<text:span text:style-name="T95">1</text:span>)<text:span text:style-name="T58">dix</text:span></text:p>
            <text:p text:style-name="P152">(<text:span text:style-name="T95">1</text:span>)<text:span text:style-name="T58">dix</text:span></text:p>
            <text:p text:style-name="P152">(<text:span text:style-name="T95">0</text:span>)<text:span text:style-name="T58">dix</text:span></text:p>
            <text:p text:style-name="P152">(<text:span text:style-name="T95">0</text:span>)<text:span text:style-name="T58">dix</text:span></text:p>
            <text:p text:style-name="P152">(<text:span text:style-name="T95">1</text:span>)<text:span text:style-name="T58">dix</text:span></text:p>
            <text:p text:style-name="P152">(<text:span text:style-name="T95">1</text:span>)<text:span text:style-name="T58">dix</text:span></text:p>
            <text:p text:style-name="P152">(<text:span text:style-name="T95">1</text:span>)<text:span text:style-name="T58">dix</text:span></text:p>
            <text:p text:style-name="P153">(<text:span text:style-name="T95">1</text:span>)<text:span text:style-name="T58">dix</text:span></text:p>
            <text:p text:style-name="P153">(<text:span text:style-name="T95">1</text:span>)<text:span text:style-name="T58">dix</text:span></text:p>
            <text:p text:style-name="P153">-</text:p>
          </table:table-cell>
          <table:table-cell table:style-name="Table1.A2" office:value-type="string">
            <text:p text:style-name="P115">(499)<text:span text:style-name="T58">dix</text:span></text:p>
            <text:p text:style-name="P115"><text:span text:style-name="T72">(249)</text:span><text:span text:style-name="T58">dix</text:span></text:p>
            <text:p text:style-name="P152"><text:span text:style-name="T72">(</text:span>124<text:span text:style-name="T72">)</text:span><text:span text:style-name="T58">dix</text:span></text:p>
            <text:p text:style-name="P152"><text:span text:style-name="T72">(</text:span>62<text:span text:style-name="T72">)</text:span><text:span text:style-name="T58">dix</text:span></text:p>
            <text:p text:style-name="P152">(31)<text:span text:style-name="T58">dix</text:span></text:p>
            <text:p text:style-name="P152"><text:span text:style-name="T72">(</text:span>15<text:span text:style-name="T72">)</text:span><text:span text:style-name="T58">dix</text:span></text:p>
            <text:p text:style-name="P152"><text:span text:style-name="T72">(</text:span>7<text:span text:style-name="T72">)</text:span><text:span text:style-name="T58">dix</text:span></text:p>
            <text:p text:style-name="P152"><text:span text:style-name="T72">(</text:span>3<text:span text:style-name="T72">)</text:span><text:span text:style-name="T58">dix</text:span></text:p>
            <text:p text:style-name="P153">(<text:span text:style-name="T102">1</text:span>)<text:span text:style-name="T58">dix</text:span></text:p>
            <text:p text:style-name="P153">(<text:span text:style-name="T102">0</text:span>)<text:span text:style-name="T58">dix</text:span></text:p>
            <text:p text:style-name="P153">-</text:p>
          </table:table-cell>
          <table:table-cell table:style-name="Table1.D2" office:value-type="string">
            <text:p text:style-name="P115">[<text:span text:style-name="T95">1</text:span>]</text:p>
            <text:p text:style-name="P115">[<text:span text:style-name="T95">1</text:span>, 1]</text:p>
            <text:p text:style-name="P115">[<text:span text:style-name="T95">1</text:span>, 1, 1]</text:p>
            <text:p text:style-name="P115">[<text:span text:style-name="T95">0</text:span>, 1, 1, 1]</text:p>
            <text:p text:style-name="P115">[<text:span text:style-name="T95">0</text:span>, 0, 1, 1, 1]</text:p>
            <text:p text:style-name="P115">[<text:span text:style-name="T95">1</text:span>, 0, 0, 1, 1, 1]</text:p>
            <text:p text:style-name="P115">[<text:span text:style-name="T95">1</text:span>, 1, 0, 0, 1, 1, 1]</text:p>
            <text:p text:style-name="P115">[<text:span text:style-name="T95">1</text:span>, 1, 1, 0, 0, 1, 1, 1]</text:p>
            <text:p text:style-name="P116">[<text:span text:style-name="T95">1</text:span>, <text:span text:style-name="T102">1, </text:span>1, 1, 0, 0, 1, 1, 1]</text:p>
            <text:p text:style-name="P116">[<text:span text:style-name="T95">1</text:span>, <text:span text:style-name="T102">1, 1, </text:span>1, 1, 0, 0, 1, 1, 1]</text:p>
            <text:p text:style-name="P116">[<text:span text:style-name="T103">1</text:span>, <text:span text:style-name="T102">1, 1, </text:span>1, 1, 0, 0, 1, 1, 1]</text:p>
          </table:table-cell>
        </table:table-row>
      </table:table>
      <text:p text:style-name="P7"/>
      <table:table table:name="Table2" table:style-name="Table2">
        <table:table-column table:style-name="Table2.A" table:number-columns-repeated="3"/>
        <table:table-column table:style-name="Table2.D"/>
        <table:table-header-rows>
          <table:table-row>
            <table:table-cell table:style-name="Table2.A1" office:value-type="string">
              <text:p text:style-name="P169">x</text:p>
            </table:table-cell>
            <table:table-cell table:style-name="Table2.A1" office:value-type="string">
              <text:p text:style-name="P169">x%<text:span text:style-name="T102">4</text:span></text:p>
            </table:table-cell>
            <table:table-cell table:style-name="Table2.A1" office:value-type="string">
              <text:p text:style-name="P169"><text:span text:style-name="T102">x</text:span>/<text:span text:style-name="T102">4</text:span></text:p>
            </table:table-cell>
            <table:table-cell table:style-name="Table2.D1" office:value-type="string">
              <text:p text:style-name="P169">L</text:p>
            </table:table-cell>
          </table:table-row>
        </table:table-header-rows>
        <table:table-row>
          <table:table-cell table:style-name="Table2.A2" office:value-type="string">
            <text:p text:style-name="P116">(999)<text:span text:style-name="T58">dix</text:span></text:p>
            <text:p text:style-name="P149"><text:span text:style-name="T72">(</text:span><text:span text:style-name="T74">24</text:span><text:span text:style-name="T72">9)</text:span>dix</text:p>
            <text:p text:style-name="P149"><text:span text:style-name="T72">(</text:span><text:span text:style-name="T74">62</text:span><text:span text:style-name="T72">)</text:span>dix</text:p>
            <text:p text:style-name="P153">(<text:span text:style-name="T102">15</text:span>)<text:span text:style-name="T58">dix</text:span></text:p>
            <text:p text:style-name="P153">(<text:span text:style-name="T102">3</text:span>)<text:span text:style-name="T58">dix</text:span></text:p>
            <text:p text:style-name="P153">(<text:span text:style-name="T102">0</text:span>)<text:span text:style-name="T58">dix</text:span></text:p>
          </table:table-cell>
          <table:table-cell table:style-name="Table2.A2" office:value-type="string">
            <text:p text:style-name="P116">(<text:span text:style-name="T96">3</text:span>)<text:span text:style-name="T58">dix</text:span></text:p>
            <text:p text:style-name="P153">(<text:span text:style-name="T95">1</text:span>)<text:span text:style-name="T58">dix</text:span></text:p>
            <text:p text:style-name="P153">(<text:span text:style-name="T96">2</text:span>)<text:span text:style-name="T58">dix</text:span></text:p>
            <text:p text:style-name="P153">(<text:span text:style-name="T96">3</text:span>)<text:span text:style-name="T58">dix</text:span></text:p>
            <text:p text:style-name="P153">(<text:span text:style-name="T96">3</text:span>)<text:span text:style-name="T58">dix</text:span></text:p>
            <text:p text:style-name="P153">-</text:p>
          </table:table-cell>
          <table:table-cell table:style-name="Table2.A2" office:value-type="string">
            <text:p text:style-name="P116">(<text:span text:style-name="T102">249</text:span>)<text:span text:style-name="T58">dix</text:span></text:p>
            <text:p text:style-name="P116"><text:span text:style-name="T72">(</text:span><text:span text:style-name="T74">62</text:span><text:span text:style-name="T72">)</text:span><text:span text:style-name="T58">dix</text:span></text:p>
            <text:p text:style-name="P153">(<text:span text:style-name="T102">15</text:span>)<text:span text:style-name="T58">dix</text:span></text:p>
            <text:p text:style-name="P153">(<text:span text:style-name="T102">3</text:span>)<text:span text:style-name="T58">dix</text:span></text:p>
            <text:p text:style-name="P153">(<text:span text:style-name="T102">0</text:span>)<text:span text:style-name="T58">dix</text:span></text:p>
            <text:p text:style-name="P153">-</text:p>
          </table:table-cell>
          <table:table-cell table:style-name="Table2.D2" office:value-type="string">
            <text:p text:style-name="P116">[<text:span text:style-name="T96">3</text:span>]</text:p>
            <text:p text:style-name="P116">[<text:span text:style-name="T95">1</text:span>, <text:span text:style-name="T102">3</text:span>]</text:p>
            <text:p text:style-name="P116">[<text:span text:style-name="T96">2</text:span>, 1, <text:span text:style-name="T102">3</text:span>]</text:p>
            <text:p text:style-name="P116">[<text:span text:style-name="T96">3</text:span>, <text:span text:style-name="T102">2</text:span>, 1, <text:span text:style-name="T102">3</text:span>]</text:p>
            <text:p text:style-name="P116">[<text:span text:style-name="T99">3</text:span>, <text:span text:style-name="T102">3</text:span>, <text:span text:style-name="T102">2</text:span>, 1, <text:span text:style-name="T102">3</text:span>]</text:p>
            <text:p text:style-name="P117"><text:span text:style-name="T103">[</text:span><text:span text:style-name="T105">3</text:span>, <text:span text:style-name="T102">3</text:span>, <text:span text:style-name="T102">2</text:span>, 1, <text:span text:style-name="T102">3</text:span>]</text:p>
          </table:table-cell>
        </table:table-row>
      </table:table>
      <text:p text:style-name="P3"/>
      <table:table table:name="Table3" table:style-name="Table3">
        <table:table-column table:style-name="Table3.A" table:number-columns-repeated="3"/>
        <table:table-column table:style-name="Table3.D"/>
        <table:table-header-rows>
          <table:table-row>
            <table:table-cell table:style-name="Table3.A1" office:value-type="string">
              <text:p text:style-name="P169">x</text:p>
            </table:table-cell>
            <table:table-cell table:style-name="Table3.A1" office:value-type="string">
              <text:p text:style-name="P169">x%<text:span text:style-name="T102">16</text:span></text:p>
            </table:table-cell>
            <table:table-cell table:style-name="Table3.A1" office:value-type="string">
              <text:p text:style-name="P169"><text:span text:style-name="T102">x</text:span>/<text:span text:style-name="T102">16</text:span></text:p>
            </table:table-cell>
            <table:table-cell table:style-name="Table3.D1" office:value-type="string">
              <text:p text:style-name="P169">L</text:p>
            </table:table-cell>
          </table:table-row>
        </table:table-header-rows>
        <table:table-row>
          <table:table-cell table:style-name="Table3.A2" office:value-type="string">
            <text:p text:style-name="P116">(999)<text:span text:style-name="T58">dix</text:span></text:p>
            <text:p text:style-name="P153">(62)<text:span text:style-name="T58">dix</text:span></text:p>
            <text:p text:style-name="P153">(3)<text:span text:style-name="T58">dix</text:span></text:p>
            <text:p text:style-name="P153">(<text:span text:style-name="T102">0</text:span>)<text:span text:style-name="T58">dix</text:span></text:p>
          </table:table-cell>
          <table:table-cell table:style-name="Table3.A2" office:value-type="string">
            <text:p text:style-name="P116">(<text:span text:style-name="T97">7</text:span>)<text:span text:style-name="T58">dix</text:span></text:p>
            <text:p text:style-name="P153">(<text:span text:style-name="T97">14</text:span>)<text:span text:style-name="T58">dix</text:span></text:p>
            <text:p text:style-name="P153">(<text:span text:style-name="T97">3</text:span>)<text:span text:style-name="T58">dix</text:span></text:p>
            <text:p text:style-name="P153">-</text:p>
          </table:table-cell>
          <table:table-cell table:style-name="Table3.A2" office:value-type="string">
            <text:p text:style-name="P116">(<text:span text:style-name="T113">62</text:span>)<text:span text:style-name="T58">dix</text:span></text:p>
            <text:p text:style-name="P116"><text:span text:style-name="T72">(</text:span><text:span text:style-name="T75">3</text:span><text:span text:style-name="T72">)</text:span><text:span text:style-name="T58">dix</text:span></text:p>
            <text:p text:style-name="P154">(<text:span text:style-name="T113">0</text:span>)<text:span text:style-name="T58">dix</text:span></text:p>
            <text:p text:style-name="P154">-</text:p>
          </table:table-cell>
          <table:table-cell table:style-name="Table3.D2" office:value-type="string">
            <text:p text:style-name="P116">[<text:span text:style-name="T97">7</text:span>]</text:p>
            <text:p text:style-name="P116">[<text:span text:style-name="T95">1</text:span><text:span text:style-name="T97">4</text:span>, <text:span text:style-name="T113">7</text:span>]</text:p>
            <text:p text:style-name="P116">[<text:span text:style-name="T97">3</text:span>, 1<text:span text:style-name="T113">4</text:span>, <text:span text:style-name="T113">7</text:span>]</text:p>
            <text:p text:style-name="P116">[<text:span text:style-name="T113">3</text:span>, 1<text:span text:style-name="T113">4</text:span>, <text:span text:style-name="T113">7</text:span>]</text:p>
          </table:table-cell>
        </table:table-row>
      </table:table>
      <text:p text:style-name="P3"/>
      <text:p text:style-name="P3"/>
      <text:p text:style-name="P3"/>
      <text:p text:style-name="P3"/>
      <text:p text:style-name="P11"><text:soft-page-break/>2. <text:tab/><text:span text:style-name="T57">(</text:span>1002<text:span text:style-name="T57">)</text:span><text:span text:style-name="T58">trois</text:span><text:span text:style-name="T73"> </text:span><text:span text:style-name="T74">= (</text:span><text:span text:style-name="T81">1003</text:span><text:span text:style-name="T74">)</text:span><text:span text:style-name="T59">d</text:span><text:span text:style-name="T58">ix</text:span></text:p>
      <table:table table:name="Table4" table:style-name="Table4">
        <table:table-column table:style-name="Table4.A" table:number-columns-repeated="3"/>
        <table:table-column table:style-name="Table4.D"/>
        <table:table-header-rows>
          <table:table-row>
            <table:table-cell table:style-name="Table4.A1" office:value-type="string">
              <text:p text:style-name="P170">x</text:p>
            </table:table-cell>
            <table:table-cell table:style-name="Table4.A1" office:value-type="string">
              <text:p text:style-name="P170">x%<text:span text:style-name="T114">10</text:span></text:p>
            </table:table-cell>
            <table:table-cell table:style-name="Table4.A1" office:value-type="string">
              <text:p text:style-name="P170"><text:span text:style-name="T102">x</text:span>/<text:span text:style-name="T114">10</text:span></text:p>
            </table:table-cell>
            <table:table-cell table:style-name="Table4.D1" office:value-type="string">
              <text:p text:style-name="P170">L</text:p>
            </table:table-cell>
          </table:table-row>
        </table:table-header-rows>
        <table:table-row>
          <table:table-cell table:style-name="Table4.A2" office:value-type="string">
            <text:p text:style-name="P118">(<text:span text:style-name="T114">1002</text:span>)<text:span text:style-name="T62">trois</text:span></text:p>
            <text:p text:style-name="P150"><text:span text:style-name="T72">(</text:span><text:span text:style-name="T80">100</text:span><text:span text:style-name="T72">)</text:span><text:span text:style-name="T114">trois</text:span></text:p>
            <text:p text:style-name="P150"><text:span text:style-name="T72">(</text:span><text:span text:style-name="T80">10</text:span><text:span text:style-name="T72">)</text:span><text:span text:style-name="T114">trois</text:span></text:p>
            <text:p text:style-name="P155">(<text:span text:style-name="T114">1</text:span>)<text:span text:style-name="T62">trois</text:span></text:p>
            <text:p text:style-name="P155">(<text:span text:style-name="T102">0</text:span>)<text:span text:style-name="T62">trois</text:span></text:p>
          </table:table-cell>
          <table:table-cell table:style-name="Table4.A2" office:value-type="string">
            <text:p text:style-name="P118">(<text:span text:style-name="T98">2</text:span>)<text:span text:style-name="T62">trois</text:span></text:p>
            <text:p text:style-name="P155">(<text:span text:style-name="T98">0</text:span>)<text:span text:style-name="T62">trois</text:span></text:p>
            <text:p text:style-name="P155">(<text:span text:style-name="T98">0</text:span>)<text:span text:style-name="T62">trois</text:span></text:p>
            <text:p text:style-name="P155">(<text:span text:style-name="T98">1</text:span>)<text:span text:style-name="T62">trois</text:span></text:p>
            <text:p text:style-name="P155">-</text:p>
          </table:table-cell>
          <table:table-cell table:style-name="Table4.A2" office:value-type="string">
            <text:p text:style-name="P118">(<text:span text:style-name="T114">100</text:span>)<text:span text:style-name="T62">trois</text:span></text:p>
            <text:p text:style-name="P118"><text:span text:style-name="T72">(</text:span><text:span text:style-name="T80">10</text:span><text:span text:style-name="T72">)</text:span><text:span text:style-name="T62">trois</text:span></text:p>
            <text:p text:style-name="P155">(<text:span text:style-name="T102">1</text:span>)<text:span text:style-name="T62">trois</text:span></text:p>
            <text:p text:style-name="P155">(<text:span text:style-name="T114">0</text:span>)<text:span text:style-name="T62">trois</text:span></text:p>
            <text:p text:style-name="P155">-</text:p>
          </table:table-cell>
          <table:table-cell table:style-name="Table4.D2" office:value-type="string">
            <text:p text:style-name="P118">[<text:span text:style-name="T98">2</text:span>]</text:p>
            <text:p text:style-name="P118">[<text:span text:style-name="T98">0</text:span>, <text:span text:style-name="T102">3</text:span>]</text:p>
            <text:p text:style-name="P118">[<text:span text:style-name="T98">0</text:span>, <text:span text:style-name="T114">0</text:span>, <text:span text:style-name="T102">3</text:span>]</text:p>
            <text:p text:style-name="P118">[<text:span text:style-name="T98">1</text:span>, <text:span text:style-name="T114">0</text:span>, <text:span text:style-name="T114">0</text:span>, <text:span text:style-name="T102">3</text:span>]</text:p>
            <text:p text:style-name="P118"><text:span text:style-name="T103">[</text:span><text:span text:style-name="T104">1</text:span>, <text:span text:style-name="T114">0</text:span>, <text:span text:style-name="T114">0</text:span>, <text:span text:style-name="T102">3</text:span>]</text:p>
          </table:table-cell>
        </table:table-row>
      </table:table>
      <text:p text:style-name="P30"/>
      <text:p text:style-name="P4"><text:span text:style-name="T12"><text:tab/>Exercice </text:span><text:span text:style-name="T13">3.</text:span><text:span text:style-name="T12"> (</text:span><text:span text:style-name="T13">Binaire et hexadécimal</text:span><text:span text:style-name="T12">)</text:span></text:p>
      <text:p text:style-name="P12"><text:span text:style-name="T12">1. <text:tab/>(0101 0101 1111 0000 0000 0001)</text:span><text:span text:style-name="T63">deux</text:span><text:span text:style-name="T12"> = (55F001)</text:span><text:span text:style-name="T63">seize</text:span></text:p>
      <text:p text:style-name="P12"><text:span text:style-name="T12">2. <text:tab/>(2BABA101F9)</text:span><text:span text:style-name="T63">seize</text:span><text:span text:style-name="T12"> = (0010 1011 1010 1011 1010 0001 0000 0001 1111 1001)</text:span><text:span text:style-name="T63">deux</text:span></text:p>
      <text:p text:style-name="P8"/>
      <text:p text:style-name="P8"><text:tab/><text:span text:style-name="T2">Exercice 4. (Représentation avec biais)</text:span></text:p>
      <table:table table:name="Table8" table:style-name="Table8">
        <table:table-column table:style-name="Table8.A"/>
        <table:table-column table:style-name="Table8.B"/>
        <table:table-row>
          <table:table-cell table:style-name="Table8.A1" office:value-type="string">
            <text:p text:style-name="P23">1.<text:tab/>n := 8 bits</text:p>
            <text:p text:style-name="P23"><text:tab/>k := 1000</text:p>
            <text:p text:style-name="P23"><text:tab/>-9<text:span text:style-name="T122">5</text:span>0 + 1000 = <text:span text:style-name="T122">50</text:span><text:tab/>(<text:span text:style-name="T122">5</text:span>0)<text:span text:style-name="T58">dix</text:span> = (1<text:span text:style-name="T122">10</text:span>0<text:span text:style-name="T122">1</text:span>0)<text:span text:style-name="T58">deux</text:span></text:p>
            <text:p text:style-name="P23"><text:tab/>(-9<text:span text:style-name="T122">50</text:span>)<text:span text:style-name="T58">dix</text:span> = (001<text:span text:style-name="T122">1</text:span> <text:span text:style-name="T122">0</text:span>0<text:span text:style-name="T122">1</text:span>0)<text:span text:style-name="T58">biais=1000</text:span></text:p>
            <text:p text:style-name="P102"/>
            <text:p text:style-name="P23">2.<text:tab/>n := 16 bits</text:p>
            <text:p text:style-name="P23"><text:tab/>k := 256</text:p>
            <text:p text:style-name="P23"><text:tab/>0 + 256 = 256<text:tab/>(256)<text:span text:style-name="T58">dix</text:span> = (100000000)<text:span text:style-name="T58">deux</text:span></text:p>
            <text:p text:style-name="P23"><text:tab/>(0)<text:span text:style-name="T58">dix</text:span> = (0000 0001 0000 0000)<text:span text:style-name="T58">biais=1000</text:span></text:p>
            <text:p text:style-name="P102"/>
            <text:p text:style-name="P20">3.<text:tab/>n := 8 <text:span text:style-name="T121">bits</text:span></text:p>
            <text:p text:style-name="P20"><text:tab/>k := 21</text:p>
            <text:p text:style-name="P20"><text:tab/><text:span text:style-name="T120">(</text:span>0<text:span text:style-name="T120">)</text:span><text:span text:style-name="T58">deux</text:span><text:span text:style-name="T120"> = (</text:span>0<text:span text:style-name="T120">)</text:span><text:span text:style-name="T68">d</text:span><text:span text:style-name="T58">i</text:span><text:span text:style-name="T68">x<text:tab/></text:span><text:span text:style-name="T72">0 – 21 = 21</text:span></text:p>
            <text:p text:style-name="P20"><text:tab/><text:span text:style-name="T120">(</text:span>0000 0000<text:span text:style-name="T120">)</text:span><text:span text:style-name="T58">biais=21</text:span><text:span text:style-name="T120"> = (-</text:span>21<text:span text:style-name="T120">)</text:span><text:span text:style-name="T68">d</text:span><text:span text:style-name="T58">i</text:span><text:span text:style-name="T68">x</text:span></text:p>
          </table:table-cell>
          <table:table-cell table:style-name="Table8.A1" office:value-type="string">
            <text:p text:style-name="P20">4.<text:tab/>n := 16 <text:span text:style-name="T121">bits</text:span></text:p>
            <text:p text:style-name="P20"><text:tab/>k := 17</text:p>
            <text:p text:style-name="P20"><text:tab/><text:span text:style-name="T120">(</text:span>10001<text:span text:style-name="T120">)</text:span><text:span text:style-name="T58">deux</text:span><text:span text:style-name="T120"> = (</text:span>17<text:span text:style-name="T120">)</text:span><text:span text:style-name="T68">d</text:span><text:span text:style-name="T58">i</text:span><text:span text:style-name="T68">x<text:tab/></text:span><text:span text:style-name="T72">17 – 17 = 0</text:span></text:p>
            <text:p text:style-name="P20"><text:tab/><text:span text:style-name="T120">(</text:span>0000 0000 0001 0001<text:span text:style-name="T120">)</text:span><text:span text:style-name="T58">biais=17</text:span><text:span text:style-name="T120"> = (</text:span>0<text:span text:style-name="T120">)</text:span><text:span text:style-name="T68">d</text:span><text:span text:style-name="T58">i</text:span><text:span text:style-name="T68">x</text:span></text:p>
            <text:p text:style-name="P102"/>
            <text:p text:style-name="P20">5.<text:tab/>n := 8 <text:span text:style-name="T121">bits</text:span></text:p>
            <text:p text:style-name="P20"><text:tab/>k := 1777</text:p>
            <text:p text:style-name="P20"><text:tab/><text:span text:style-name="T120">(</text:span>10001<text:span text:style-name="T120">)</text:span><text:span text:style-name="T58">deux</text:span><text:span text:style-name="T120"> = (</text:span>17<text:span text:style-name="T120">)</text:span><text:span text:style-name="T68">d</text:span><text:span text:style-name="T58">i</text:span><text:span text:style-name="T68">x<text:tab/></text:span><text:span text:style-name="T72">17 – 1777 = -1760</text:span></text:p>
            <text:p text:style-name="P20"><text:tab/><text:span text:style-name="T120">(</text:span>0001 0001<text:span text:style-name="T120">)</text:span><text:span text:style-name="T58">biais=1777</text:span><text:span text:style-name="T120"> = (-</text:span>1760<text:span text:style-name="T120">)</text:span><text:span text:style-name="T68">d</text:span><text:span text:style-name="T58">i</text:span><text:span text:style-name="T68">x</text:span></text:p>
          </table:table-cell>
        </table:table-row>
      </table:table>
      <text:p text:style-name="P8"/>
      <text:p text:style-name="P8"><text:tab/><text:span text:style-name="T3">Exercice 5. (Représentation en complément à deux)</text:span></text:p>
      <text:p text:style-name="P24">1. <text:tab/>n := 8 bits</text:p>
      <text:p text:style-name="P10"><text:span text:style-name="T120"><text:tab/>(17)</text:span><text:span text:style-name="T69">dix</text:span><text:span text:style-name="T120"> = (0001 0001)</text:span><text:span text:style-name="T69">c2</text:span></text:p>
      <text:p text:style-name="P8"/>
      <text:p text:style-name="P21"><text:span text:style-name="T121">2</text:span>.<text:tab/>n := 8 <text:span text:style-name="T121">bits</text:span><text:tab/></text:p>
      <text:p text:style-name="P22"><text:tab/><text:span text:style-name="T120">(</text:span>1<text:span text:style-name="T120">)</text:span><text:span text:style-name="T58">d</text:span><text:span text:style-name="T69">i</text:span><text:span text:style-name="T58">x</text:span><text:span text:style-name="T120"> = (0000 000</text:span>1<text:span text:style-name="T120">)</text:span><text:span text:style-name="T68">d</text:span><text:span text:style-name="T69">eu</text:span><text:span text:style-name="T68">x</text:span><text:span text:style-name="T82"> = (</text:span><text:span text:style-name="T83">1111</text:span><text:span text:style-name="T82"> </text:span><text:span text:style-name="T83">1110</text:span><text:span text:style-name="T82">)</text:span><text:span text:style-name="T70">c1</text:span><text:span text:style-name="T82"> = (</text:span><text:span text:style-name="T83">1111</text:span><text:span text:style-name="T82"> </text:span><text:span text:style-name="T83">11</text:span><text:span text:style-name="T93">11</text:span><text:span text:style-name="T82">)</text:span><text:span text:style-name="T70">c2</text:span></text:p>
      <text:p text:style-name="P9"><text:tab/><text:span text:style-name="T120">(-1)</text:span><text:span text:style-name="T69">dix</text:span><text:span text:style-name="T120"> = (</text:span><text:span text:style-name="T83">1111</text:span><text:span text:style-name="T82"> </text:span><text:span text:style-name="T83">11</text:span><text:span text:style-name="T93">11</text:span><text:span text:style-name="T120">)</text:span><text:span text:style-name="T69">c2</text:span></text:p>
      <text:p text:style-name="P8"/>
      <text:p text:style-name="P13">3.<text:tab/>n := 16 bits</text:p>
      <text:p text:style-name="P13"><text:tab/><text:span text:style-name="T120">(1</text:span>021<text:span text:style-name="T120">)</text:span><text:span text:style-name="T68">d</text:span><text:span text:style-name="T69">i</text:span><text:span text:style-name="T68">x</text:span><text:span text:style-name="T120"> = (</text:span>0000 0011 1111<text:span text:style-name="T120"> </text:span>11<text:span text:style-name="T120">01)</text:span><text:span text:style-name="T68">d</text:span><text:span text:style-name="T69">eu</text:span><text:span text:style-name="T68">x</text:span><text:span text:style-name="T82"> = (</text:span><text:span text:style-name="T72">1111 1100 0000 0010</text:span><text:span text:style-name="T82">)</text:span><text:span text:style-name="T58">c1</text:span><text:span text:style-name="T82"> = (</text:span><text:span text:style-name="T72">1111 1100 0000 00</text:span><text:span text:style-name="T93">1</text:span><text:span text:style-name="T72">1</text:span><text:span text:style-name="T82">)</text:span><text:span text:style-name="T58">c2</text:span></text:p>
      <text:p text:style-name="P9"><text:tab/><text:span text:style-name="T120">(-1021)</text:span><text:span text:style-name="T69">dix</text:span><text:span text:style-name="T120"> = (</text:span><text:span text:style-name="T83">1111 1100 0000 00</text:span><text:span text:style-name="T93">1</text:span><text:span text:style-name="T83">1</text:span><text:span text:style-name="T120">)</text:span><text:span text:style-name="T69">c2</text:span></text:p>
      <text:p text:style-name="P8"/>
      <text:p text:style-name="P8"/>
      <text:p text:style-name="P8"/>
      <text:p text:style-name="P13"><text:soft-page-break/>4. <text:tab/>n := 8 bits</text:p>
      <text:p text:style-name="P13"><text:tab/><text:span text:style-name="T120">(1</text:span>000<text:span text:style-name="T120">)</text:span><text:span text:style-name="T68">d</text:span><text:span text:style-name="T69">i</text:span><text:span text:style-name="T68">x</text:span><text:span text:style-name="T120"> = (</text:span>0000 0011 1110<text:span text:style-name="T120"> </text:span>11<text:span text:style-name="T120">0</text:span>0<text:span text:style-name="T120">)</text:span><text:span text:style-name="T68">d</text:span><text:span text:style-name="T69">eu</text:span><text:span text:style-name="T68">x</text:span><text:span text:style-name="T82"> = (</text:span><text:span text:style-name="T72">1111 1100 0001 0011</text:span><text:span text:style-name="T82">)</text:span><text:span text:style-name="T58">c1</text:span><text:span text:style-name="T82"> = (</text:span><text:span text:style-name="T72">1111 1100 0000 11</text:span><text:span text:style-name="T93">11</text:span><text:span text:style-name="T82">)</text:span><text:span text:style-name="T58">c2</text:span></text:p>
      <text:p text:style-name="P9"><text:tab/><text:span text:style-name="T120">(-1000)</text:span><text:span text:style-name="T69">dix</text:span><text:span text:style-name="T120"> = (</text:span><text:span text:style-name="T83">1111 1100 0000 </text:span><text:span text:style-name="T93">1111</text:span><text:span text:style-name="T120">)</text:span><text:span text:style-name="T69">c2</text:span></text:p>
      <text:p text:style-name="P13">On ne peut pas représenter -1000 sur 8 bits car il nous en faut au moins 11 ; 1000 est codé sur 10 bits et il nous faut un bit supplémentaire pour avoir le bit de signe.</text:p>
      <text:p text:style-name="P8"/>
      <text:p text:style-name="P14">5.<text:tab/>n := 8 bits</text:p>
      <text:p text:style-name="P14"><text:tab/><text:span text:style-name="T120">(</text:span>0000 1001<text:span text:style-name="T120">)</text:span><text:span text:style-name="T58">c2</text:span><text:span text:style-name="T120"> = (</text:span>9<text:span text:style-name="T120">)</text:span><text:span text:style-name="T58">dix</text:span></text:p>
      <text:p text:style-name="P14"/>
      <text:p text:style-name="P14">6. <text:tab/>n := 8 bits</text:p>
      <text:p text:style-name="P14"><text:tab/><text:span text:style-name="T120">(</text:span>1000 1001<text:span text:style-name="T120">)</text:span><text:span text:style-name="T58">deux</text:span><text:span text:style-name="T120"> = (</text:span>0111 0110<text:span text:style-name="T120">)</text:span><text:span text:style-name="T58">c1</text:span><text:span text:style-name="T82"> = (</text:span><text:span text:style-name="T72">0111 01</text:span><text:span text:style-name="T93">1</text:span><text:span text:style-name="T72">1</text:span><text:span text:style-name="T82">)</text:span><text:span text:style-name="T58">c2</text:span><text:span text:style-name="T82"> = (</text:span><text:span text:style-name="T72">11</text:span><text:span text:style-name="T93">9</text:span><text:span text:style-name="T82">)</text:span><text:span text:style-name="T58">dix</text:span></text:p>
      <text:p text:style-name="P14"><text:tab/><text:span text:style-name="T120">(</text:span>1000 1001<text:span text:style-name="T120">)</text:span><text:span text:style-name="T58">c2</text:span><text:span text:style-name="T120"> = (</text:span><text:span text:style-name="T82">-</text:span><text:span text:style-name="T72">11</text:span><text:span text:style-name="T93">9</text:span><text:span text:style-name="T120">)</text:span><text:span text:style-name="T58">dix</text:span></text:p>
      <text:p text:style-name="P14"/>
      <text:p text:style-name="P14">7. <text:s/><text:tab/>n := 8</text:p>
      <text:p text:style-name="P14"><text:tab/><text:span text:style-name="T120">(</text:span>1100 1011<text:span text:style-name="T120">)</text:span><text:span text:style-name="T58">deux</text:span><text:span text:style-name="T120"> = (</text:span>0011 0100<text:span text:style-name="T120">)</text:span><text:span text:style-name="T58">c1</text:span><text:span text:style-name="T82"> = (</text:span><text:span text:style-name="T72">0011 0</text:span><text:span text:style-name="T94">10</text:span><text:span text:style-name="T72">1</text:span><text:span text:style-name="T82">)</text:span><text:span text:style-name="T58">c2</text:span><text:span text:style-name="T82"> = (</text:span><text:span text:style-name="T72">5</text:span><text:span text:style-name="T94">3</text:span><text:span text:style-name="T82">)</text:span><text:span text:style-name="T58">dix</text:span></text:p>
      <text:p text:style-name="P14"><text:tab/><text:span text:style-name="T120">(</text:span>1100 1011<text:span text:style-name="T120">)</text:span><text:span text:style-name="T58">c2</text:span><text:span text:style-name="T120"> = (</text:span><text:span text:style-name="T82">-</text:span><text:span text:style-name="T72">5</text:span><text:span text:style-name="T94">3</text:span><text:span text:style-name="T120">)</text:span><text:span text:style-name="T58">dix</text:span></text:p>
      <text:p text:style-name="P8"/>
      <text:p text:style-name="P92"><text:span text:style-name="T12">1.</text:span><text:span text:style-name="T17">2</text:span><text:span text:style-name="T12"> </text:span><text:span text:style-name="T14">Opérations en complément à deux</text:span></text:p>
      <text:p text:style-name="P5"><text:span text:style-name="T12"><text:tab/>Exercice </text:span><text:span text:style-name="T14">6</text:span><text:span text:style-name="T12">. (</text:span><text:span text:style-name="T14">Dépassement de capacité </text:span><text:span text:style-name="T15">(D.C.) </text:span><text:span text:style-name="T14">et retenue de sortie </text:span><text:span text:style-name="T15">(R.S.)</text:span><text:span text:style-name="T12">)</text:span></text:p>
      <table:table table:name="Table5" table:style-name="Table5">
        <table:table-column table:style-name="Table5.A"/>
        <table:table-column table:style-name="Table5.B" table:number-columns-repeated="3"/>
        <table:table-row>
          <table:table-cell table:style-name="Table5.A1" office:value-type="string">
            <text:p text:style-name="P131"/>
          </table:table-cell>
          <table:table-cell table:style-name="Table5.A1" office:value-type="string">
            <text:p text:style-name="P130"/>
          </table:table-cell>
          <table:table-cell table:style-name="Table5.A1" office:value-type="string">
            <text:p text:style-name="P132">Retenue de sortie</text:p>
          </table:table-cell>
          <table:table-cell table:style-name="Table5.D1" office:value-type="string">
            <text:p text:style-name="P132">Dépassement de capacité</text:p>
          </table:table-cell>
        </table:table-row>
        <table:table-row>
          <table:table-cell table:style-name="Table5.A2" office:value-type="string">
            <text:p text:style-name="P136">v1 + v2</text:p>
          </table:table-cell>
          <table:table-cell table:style-name="Table5.A2" office:value-type="string">
            <text:p text:style-name="P121">10011100</text:p>
            <text:p text:style-name="P137">+ 00000101</text:p>
            <text:p text:style-name="P139">10100001</text:p>
          </table:table-cell>
          <table:table-cell table:style-name="Table5.A2" office:value-type="string">
            <text:p text:style-name="P112"><text:span text:style-name="T123">0</text:span> </text:p>
          </table:table-cell>
          <table:table-cell table:style-name="Table5.D2" office:value-type="string">
            <text:p text:style-name="P122">non</text:p>
          </table:table-cell>
        </table:table-row>
        <table:table-row>
          <table:table-cell table:style-name="Table5.A2" office:value-type="string">
            <text:p text:style-name="P136">v3 + v4</text:p>
          </table:table-cell>
          <table:table-cell table:style-name="Table5.A2" office:value-type="string">
            <text:p text:style-name="P123">10001000</text:p>
            <text:p text:style-name="P138">+ 11111001</text:p>
            <text:p text:style-name="P139">(1) 10000001</text:p>
          </table:table-cell>
          <table:table-cell table:style-name="Table5.A2" office:value-type="string">
            <text:p text:style-name="P122">1</text:p>
          </table:table-cell>
          <table:table-cell table:style-name="Table5.D2" office:value-type="string">
            <text:p text:style-name="P180">non</text:p>
          </table:table-cell>
        </table:table-row>
        <table:table-row>
          <table:table-cell table:style-name="Table5.A2" office:value-type="string">
            <text:p text:style-name="P136">v5 + v6</text:p>
          </table:table-cell>
          <table:table-cell table:style-name="Table5.A2" office:value-type="string">
            <text:p text:style-name="P123">00110101</text:p>
            <text:p text:style-name="P138">+ 11100000</text:p>
            <text:p text:style-name="P139">(1) 00110101</text:p>
          </table:table-cell>
          <table:table-cell table:style-name="Table5.A2" office:value-type="string">
            <text:p text:style-name="P122">1</text:p>
          </table:table-cell>
          <table:table-cell table:style-name="Table5.D2" office:value-type="string">
            <text:p text:style-name="P122">non</text:p>
          </table:table-cell>
        </table:table-row>
        <table:table-row>
          <table:table-cell table:style-name="Table5.A2" office:value-type="string">
            <text:p text:style-name="P136">v7 + v8</text:p>
          </table:table-cell>
          <table:table-cell table:style-name="Table5.A2" office:value-type="string">
            <text:p text:style-name="P123">01001111</text:p>
            <text:p text:style-name="P138">+ 01011001</text:p>
            <text:p text:style-name="P139">10101000</text:p>
          </table:table-cell>
          <table:table-cell table:style-name="Table5.A2" office:value-type="string">
            <text:p text:style-name="P122">0</text:p>
          </table:table-cell>
          <table:table-cell table:style-name="Table5.D2" office:value-type="string">
            <text:p text:style-name="P158">oui</text:p>
          </table:table-cell>
        </table:table-row>
        <table:table-row>
          <table:table-cell table:style-name="Table5.A2" office:value-type="string">
            <text:p text:style-name="P136">v9 + v10</text:p>
          </table:table-cell>
          <table:table-cell table:style-name="Table5.A2" office:value-type="string">
            <text:p text:style-name="P123">10000000</text:p>
            <text:p text:style-name="P138">+ 11000000</text:p>
            <text:p text:style-name="P139">(1) 01000000</text:p>
          </table:table-cell>
          <table:table-cell table:style-name="Table5.A2" office:value-type="string">
            <text:p text:style-name="P122">1</text:p>
          </table:table-cell>
          <table:table-cell table:style-name="Table5.D2" office:value-type="string">
            <text:p text:style-name="P158">oui</text:p>
          </table:table-cell>
        </table:table-row>
        <table:table-row>
          <table:table-cell table:style-name="Table5.A2" office:value-type="string">
            <text:p text:style-name="P136">v1 + v10</text:p>
          </table:table-cell>
          <table:table-cell table:style-name="Table5.A2" office:value-type="string">
            <text:p text:style-name="P123">10011100</text:p>
            <text:p text:style-name="P138">+ 11000000</text:p>
            <text:p text:style-name="P139">(1) 01011100</text:p>
          </table:table-cell>
          <table:table-cell table:style-name="Table5.A2" office:value-type="string">
            <text:p text:style-name="P122">1</text:p>
          </table:table-cell>
          <table:table-cell table:style-name="Table5.D2" office:value-type="string">
            <text:p text:style-name="P158">oui</text:p>
          </table:table-cell>
        </table:table-row>
      </table:table>
      <text:p text:style-name="P84"/>
      <text:p text:style-name="P93"><text:span text:style-name="T12">1.</text:span><text:span text:style-name="T18">3</text:span><text:span text:style-name="T12"> </text:span><text:span text:style-name="T18">Représentation des flottants</text:span></text:p>
      <text:p text:style-name="P6"><text:span text:style-name="T12"><text:tab/>Exercice </text:span><text:span text:style-name="T18">7</text:span><text:span text:style-name="T12">. (</text:span><text:span text:style-name="T18">Flottants</text:span><text:span text:style-name="T12">)</text:span></text:p>
      <text:p text:style-name="P32">1.<text:tab/>n := 8 bits<text:tab/>m := 7 bits</text:p>
      <text:p text:style-name="P32"><text:tab/>b := 2</text:p>
      <text:p text:style-name="P15"><text:span text:style-name="T12"><text:tab/>x := (0.40625)</text:span><text:span text:style-name="T63">dix</text:span></text:p>
      <table:table table:name="Table6" table:style-name="Table6">
        <table:table-column table:style-name="Table6.A" table:number-columns-repeated="3"/>
        <table:table-column table:style-name="Table6.D"/>
        <table:table-header-rows>
          <text:soft-page-break/>
          <table:table-row>
            <table:table-cell table:style-name="Table6.A1" office:value-type="string">
              <text:p text:style-name="P171">x</text:p>
            </table:table-cell>
            <table:table-cell table:style-name="Table6.A1" office:value-type="string">
              <text:p text:style-name="P171">x*<text:span text:style-name="T124">2</text:span></text:p>
            </table:table-cell>
            <table:table-cell table:style-name="Table6.A1" office:value-type="string">
              <text:p text:style-name="P172">x - [x]</text:p>
            </table:table-cell>
            <table:table-cell table:style-name="Table6.D1" office:value-type="string">
              <text:p text:style-name="P171">L</text:p>
            </table:table-cell>
          </table:table-row>
        </table:table-header-rows>
        <table:table-row>
          <table:table-cell table:style-name="Table6.A2" office:value-type="string">
            <text:p text:style-name="P119">(<text:span text:style-name="T16">0.40625</text:span>)<text:span text:style-name="T71">dix</text:span></text:p>
            <text:p text:style-name="P151"><text:span text:style-name="T72">(</text:span><text:span text:style-name="T84">0.</text:span><text:span text:style-name="T85">8125</text:span><text:span text:style-name="T72">)</text:span><text:span text:style-name="T124">dix</text:span></text:p>
            <text:p text:style-name="P151"><text:span text:style-name="T72">(</text:span><text:span text:style-name="T92">0.625</text:span><text:span text:style-name="T72">)</text:span><text:span text:style-name="T124">dix</text:span></text:p>
            <text:p text:style-name="P156">(<text:span text:style-name="T125">0.25</text:span>)<text:span text:style-name="T71">dix</text:span></text:p>
            <text:p text:style-name="P157">(<text:span text:style-name="T102">0.5</text:span>)<text:span text:style-name="T71">dix</text:span></text:p>
            <text:p text:style-name="P156">(<text:span text:style-name="T102">0</text:span>)<text:span text:style-name="T71">dix</text:span></text:p>
          </table:table-cell>
          <table:table-cell table:style-name="Table6.A2" office:value-type="string">
            <text:p text:style-name="P119">(<text:span text:style-name="T100">0</text:span><text:span text:style-name="T106">.8125</text:span>)<text:span text:style-name="T71">dix</text:span></text:p>
            <text:p text:style-name="P156">(<text:span text:style-name="T101">1</text:span><text:span text:style-name="T107">.625</text:span>)<text:span text:style-name="T71">dix</text:span></text:p>
            <text:p text:style-name="P156">(<text:span text:style-name="T101">1</text:span><text:span text:style-name="T107">.25</text:span>)<text:span text:style-name="T71">dix</text:span></text:p>
            <text:p text:style-name="P156">(<text:span text:style-name="T101">0</text:span><text:span text:style-name="T107">.5</text:span>)<text:span text:style-name="T71">dix</text:span></text:p>
            <text:p text:style-name="P157">(<text:span text:style-name="T101">1</text:span><text:span text:style-name="T107">.0</text:span>)<text:span text:style-name="T71">dix</text:span></text:p>
            <text:p text:style-name="P156">-</text:p>
          </table:table-cell>
          <table:table-cell table:style-name="Table6.A2" office:value-type="string">
            <text:p text:style-name="P119">(<text:span text:style-name="T125">0.8125</text:span>)<text:span text:style-name="T71">dix</text:span></text:p>
            <text:p text:style-name="P119"><text:span text:style-name="T72">(</text:span><text:span text:style-name="T92">0.625</text:span><text:span text:style-name="T72">)</text:span><text:span text:style-name="T71">dix</text:span></text:p>
            <text:p text:style-name="P156">(<text:span text:style-name="T125">0.25</text:span>)<text:span text:style-name="T71">dix</text:span></text:p>
            <text:p text:style-name="P156">(<text:span text:style-name="T114">0.5</text:span>)<text:span text:style-name="T71">dix</text:span></text:p>
            <text:p text:style-name="P157">(<text:span text:style-name="T107">0.0</text:span>)<text:span text:style-name="T71">dix</text:span></text:p>
            <text:p text:style-name="P156">-</text:p>
          </table:table-cell>
          <table:table-cell table:style-name="Table6.D2" office:value-type="string">
            <text:p text:style-name="P119">[<text:span text:style-name="T100">0</text:span>]</text:p>
            <text:p text:style-name="P119">[<text:span text:style-name="T101">1</text:span>, <text:span text:style-name="T125">0</text:span>]</text:p>
            <text:p text:style-name="P119">[<text:span text:style-name="T101">1</text:span>, <text:span text:style-name="T125">1</text:span>, <text:span text:style-name="T125">0</text:span>]</text:p>
            <text:p text:style-name="P119">[<text:span text:style-name="T101">0</text:span>, <text:span text:style-name="T125">1</text:span>, <text:span text:style-name="T125">1</text:span>, <text:span text:style-name="T125">0</text:span>]</text:p>
            <text:p text:style-name="P120"><text:span text:style-name="T103">[</text:span><text:span text:style-name="T101">1</text:span><text:span text:style-name="T103">, </text:span><text:span text:style-name="T107">0</text:span>, <text:span text:style-name="T125">1</text:span>, <text:span text:style-name="T125">1</text:span>, <text:span text:style-name="T125">0</text:span>]</text:p>
            <text:p text:style-name="P120"><text:span text:style-name="T103">[</text:span><text:span text:style-name="T107">1</text:span><text:span text:style-name="T103">, </text:span><text:span text:style-name="T107">0</text:span>, <text:span text:style-name="T125">1</text:span>, <text:span text:style-name="T125">1</text:span>, <text:span text:style-name="T125">0</text:span>]</text:p>
          </table:table-cell>
        </table:table-row>
      </table:table>
      <text:p text:style-name="P33"><text:tab/></text:p>
      <text:p text:style-name="P16"><text:span text:style-name="T12"><text:tab/>(52.40625)</text:span><text:span text:style-name="T63">dix</text:span><text:span text:style-name="T12"> = (00110100.</text:span><text:span text:style-name="T20">1011000</text:span><text:span text:style-name="T12">)</text:span><text:span text:style-name="T63">vf</text:span></text:p>
      <text:p text:style-name="P34"/>
      <text:p text:style-name="P17"><text:span text:style-name="T12">2. <text:tab/>IEEE</text:span><text:span text:style-name="T63">754</text:span><text:span text:style-name="T12"> SINGLE</text:span></text:p>
      <text:p text:style-name="P17"><text:span text:style-name="T12"><text:tab/>s := 0<text:tab/><text:tab/></text:span><text:span text:style-name="T24">vale(</text:span><text:span text:style-name="T25">e</text:span><text:span text:style-name="T24">) = </text:span><text:span text:style-name="T28">(</text:span><text:span text:style-name="T24">5</text:span><text:span text:style-name="T28">)dix = (0000 0101)</text:span><text:span text:style-name="T67">deux</text:span><text:span text:style-name="T28"><text:tab/></text:span><text:span text:style-name="T26">e</text:span><text:span text:style-name="T29"> = (1000 0100)</text:span><text:span text:style-name="T66">biais=127</text:span></text:p>
      <text:p text:style-name="P34"><text:tab/>B := 127</text:p>
      <text:p text:style-name="P18"><text:span text:style-name="T12"><text:tab/></text:span><text:span text:style-name="T23">|x| = </text:span><text:span text:style-name="T22">(110100.</text:span><text:span text:style-name="T20">1011</text:span><text:span text:style-name="T22">)</text:span><text:span text:style-name="T64">vf</text:span><text:span text:style-name="T86"> </text:span><text:span text:style-name="T87">= valm(1101001011) * 2</text:span><text:span text:style-name="T53">5</text:span><text:span text:style-name="T88"> <text:tab/><text:tab/></text:span><text:span text:style-name="T89">(5 sauts jusqu’au 1 de poids le plus fort)</text:span></text:p>
      <text:p text:style-name="P18"><text:span text:style-name="T89"><text:tab/></text:span><text:span text:style-name="T90">m </text:span><text:span text:style-name="T91">= 10100101100000000000000</text:span></text:p>
      <text:p text:style-name="P19"><text:span text:style-name="T12"><text:tab/></text:span><text:span text:style-name="T22">(52.40625)</text:span><text:span text:style-name="T64">dix</text:span><text:span text:style-name="T22"> = (0 </text:span><text:span text:style-name="T29">10000100 </text:span><text:span text:style-name="T91">10100101100000000000000</text:span><text:span text:style-name="T22">)</text:span><text:span text:style-name="T65">IEEE754single</text:span></text:p>
      <text:p text:style-name="P35"/>
      <text:p text:style-name="P79"><text:span text:style-name="T30">2.</text:span><text:span text:style-name="T12"> </text:span><text:span text:style-name="T19">Le processeur et les registres</text:span></text:p>
      <text:p text:style-name="P95">2.1 Registres et sous-registres</text:p>
      <text:p text:style-name="P25"><text:span text:style-name="T19"><text:tab/></text:span><text:span text:style-name="T21">Exercice 8.</text:span></text:p>
      <table:table table:name="Table7" table:style-name="Table7">
        <table:table-column table:style-name="Table7.A"/>
        <table:table-column table:style-name="Table7.B" table:number-columns-repeated="6"/>
        <table:table-row>
          <table:table-cell table:style-name="Table7.A1" table:number-rows-spanned="2" office:value-type="string">
            <text:p text:style-name="P133">Registre</text:p>
          </table:table-cell>
          <table:table-cell table:style-name="Table7.A1" table:number-columns-spanned="2" office:value-type="string">
            <text:p text:style-name="P133">Décimal <text:span text:style-name="T126">(</text:span>non signé<text:span text:style-name="T126">)</text:span></text:p>
          </table:table-cell>
          <table:covered-table-cell/>
          <table:table-cell table:style-name="Table7.A1" table:number-columns-spanned="2" office:value-type="string">
            <text:p text:style-name="P133">Décimal <text:span text:style-name="T126">(</text:span>signé<text:span text:style-name="T126">)</text:span></text:p>
          </table:table-cell>
          <table:covered-table-cell/>
          <table:table-cell table:style-name="Table7.F1" table:number-columns-spanned="2" office:value-type="string">
            <text:p text:style-name="P133">Hexadécimal</text:p>
          </table:table-cell>
          <table:covered-table-cell/>
        </table:table-row>
        <table:table-row>
          <table:covered-table-cell/>
          <table:table-cell table:style-name="Table7.B2" office:value-type="string">
            <text:p text:style-name="P133">Max</text:p>
          </table:table-cell>
          <table:table-cell table:style-name="Table7.B2" office:value-type="string">
            <text:p text:style-name="P133">Min</text:p>
          </table:table-cell>
          <table:table-cell table:style-name="Table7.B2" office:value-type="string">
            <text:p text:style-name="P133">Max</text:p>
          </table:table-cell>
          <table:table-cell table:style-name="Table7.B2" office:value-type="string">
            <text:p text:style-name="P133">Min</text:p>
          </table:table-cell>
          <table:table-cell table:style-name="Table7.B2" office:value-type="string">
            <text:p text:style-name="P133">Max</text:p>
          </table:table-cell>
          <table:table-cell table:style-name="Table7.G2" office:value-type="string">
            <text:p text:style-name="P133">Min</text:p>
          </table:table-cell>
        </table:table-row>
        <table:table-row>
          <table:table-cell table:style-name="Table7.B2" office:value-type="string">
            <text:p text:style-name="P134">eax</text:p>
          </table:table-cell>
          <table:table-cell table:style-name="Table7.B2" office:value-type="string">
            <text:p text:style-name="P141">4 294 967 295</text:p>
          </table:table-cell>
          <table:table-cell table:style-name="Table7.B2" office:value-type="string">
            <text:p text:style-name="P142">0</text:p>
          </table:table-cell>
          <table:table-cell table:style-name="Table7.B2" office:value-type="string">
            <text:p text:style-name="P143">2 147 483 647</text:p>
          </table:table-cell>
          <table:table-cell table:style-name="Table7.B2" office:value-type="string">
            <text:p text:style-name="P145">-<text:span text:style-name="T157">2 147 483 647</text:span></text:p>
          </table:table-cell>
          <table:table-cell table:style-name="Table7.B2" office:value-type="string">
            <text:p text:style-name="P141">0xFFFFFFFF</text:p>
          </table:table-cell>
          <table:table-cell table:style-name="Table7.G2" office:value-type="string">
            <text:p text:style-name="P147">0x0</text:p>
          </table:table-cell>
        </table:table-row>
        <table:table-row>
          <table:table-cell table:style-name="Table7.B2" office:value-type="string">
            <text:p text:style-name="P134">ax</text:p>
          </table:table-cell>
          <table:table-cell table:style-name="Table7.B2" office:value-type="string">
            <text:p text:style-name="P141">65 535</text:p>
          </table:table-cell>
          <table:table-cell table:style-name="Table7.B2" office:value-type="string">
            <text:p text:style-name="P141">0</text:p>
          </table:table-cell>
          <table:table-cell table:style-name="Table7.B2" office:value-type="string">
            <text:p text:style-name="P143">32 767</text:p>
          </table:table-cell>
          <table:table-cell table:style-name="Table7.B2" office:value-type="string">
            <text:p text:style-name="P144">-<text:span text:style-name="T157">32 767</text:span></text:p>
          </table:table-cell>
          <table:table-cell table:style-name="Table7.B2" office:value-type="string">
            <text:p text:style-name="P146">0xFFFF</text:p>
          </table:table-cell>
          <table:table-cell table:style-name="Table7.G2" office:value-type="string">
            <text:p text:style-name="P146">0x0</text:p>
          </table:table-cell>
        </table:table-row>
        <table:table-row>
          <table:table-cell table:style-name="Table7.B2" office:value-type="string">
            <text:p text:style-name="P134">ah</text:p>
          </table:table-cell>
          <table:table-cell table:style-name="Table7.B2" office:value-type="string">
            <text:p text:style-name="P141">255</text:p>
          </table:table-cell>
          <table:table-cell table:style-name="Table7.B2" office:value-type="string">
            <text:p text:style-name="P141">0</text:p>
          </table:table-cell>
          <table:table-cell table:style-name="Table7.B2" office:value-type="string">
            <text:p text:style-name="P143">127</text:p>
          </table:table-cell>
          <table:table-cell table:style-name="Table7.B2" office:value-type="string">
            <text:p text:style-name="P144">-<text:span text:style-name="T157">127</text:span></text:p>
          </table:table-cell>
          <table:table-cell table:style-name="Table7.B2" office:value-type="string">
            <text:p text:style-name="P141">0xFF</text:p>
          </table:table-cell>
          <table:table-cell table:style-name="Table7.G2" office:value-type="string">
            <text:p text:style-name="P146">0x0</text:p>
          </table:table-cell>
        </table:table-row>
        <table:table-row>
          <table:table-cell table:style-name="Table7.B2" office:value-type="string">
            <text:p text:style-name="P135">al</text:p>
          </table:table-cell>
          <table:table-cell table:style-name="Table7.B2" office:value-type="string">
            <text:p text:style-name="P141">255</text:p>
          </table:table-cell>
          <table:table-cell table:style-name="Table7.B2" office:value-type="string">
            <text:p text:style-name="P141">0</text:p>
          </table:table-cell>
          <table:table-cell table:style-name="Table7.B2" office:value-type="string">
            <text:p text:style-name="P143">127</text:p>
          </table:table-cell>
          <table:table-cell table:style-name="Table7.B2" office:value-type="string">
            <text:p text:style-name="P144">-<text:span text:style-name="T157">127</text:span></text:p>
          </table:table-cell>
          <table:table-cell table:style-name="Table7.B2" office:value-type="string">
            <text:p text:style-name="P141">0xFF</text:p>
          </table:table-cell>
          <table:table-cell table:style-name="Table7.G2" office:value-type="string">
            <text:p text:style-name="P146">0x0</text:p>
          </table:table-cell>
        </table:table-row>
      </table:table>
      <text:p text:style-name="P55"/>
      <text:p text:style-name="P55">Le décimal signé correspond au type <text:span text:style-name="T1">int </text:span>codé sur 32, 16 et 8 bits respectivement.</text:p>
      <text:p text:style-name="P55"/>
      <text:p text:style-name="P96">2.<text:span text:style-name="T127">2</text:span> <text:span text:style-name="T127">Opérations sur les registres</text:span></text:p>
      <text:p text:style-name="P53"><text:span text:style-name="T125"><text:tab/></text:span><text:span text:style-name="T11">Exercice 9.</text:span></text:p>
      <table:table table:name="Table9" table:style-name="Table9">
        <table:table-column table:style-name="Table9.A"/>
        <table:table-column table:style-name="Table9.B"/>
        <table:table-row>
          <table:table-cell table:style-name="Table9.A1" office:value-type="string">
            <text:p text:style-name="P56"><text:span text:style-name="T146">mov eax</text:span>, 134512768 <text:span text:style-name="T128"><text:s/>va recopier :</text:span></text:p>
            <text:p text:style-name="P63"><text:tab/>eax = 0x8048080</text:p>
            <text:p text:style-name="P56"><text:span text:style-name="T128"><text:tab/></text:span><text:span text:style-name="T129">ax = 0x8080</text:span></text:p>
            <text:p text:style-name="P64"><text:tab/>ah = 0x80</text:p>
            <text:p text:style-name="P64"><text:tab/>al = 0x80</text:p>
          </table:table-cell>
          <table:table-cell table:style-name="Table9.A1" office:value-type="string">
            <text:p text:style-name="P57"><text:span text:style-name="T146">mov al</text:span>, 0<text:span text:style-name="T128"> <text:s/>va recopier </text:span><text:span text:style-name="T131">0x</text:span><text:span text:style-name="T128">0 dans le registre al :</text:span></text:p>
            <text:p text:style-name="P37"><text:tab/><text:span text:style-name="T142">eax = </text:span><text:span text:style-name="T130">0x80480</text:span><text:span text:style-name="T129">00</text:span></text:p>
            <text:p text:style-name="P37"><text:tab/><text:span text:style-name="T142">ax = 0x8000</text:span></text:p>
            <text:p text:style-name="P37"><text:tab/><text:span text:style-name="T142">ah = 0x80</text:span></text:p>
            <text:p text:style-name="P37"><text:tab/><text:span text:style-name="T142">al = 0x00</text:span></text:p>
          </table:table-cell>
        </table:table-row>
      </table:table>
      <text:p text:style-name="P38"/>
      <text:p text:style-name="P31"><text:tab/>Exercice 10.</text:p>
      <text:p text:style-name="P35"><text:span text:style-name="T146">mov e</text:span><text:span text:style-name="T147">b</text:span><text:span text:style-name="T146">x</text:span>, <text:span text:style-name="T142">0x</text:span><text:span text:style-name="T152">0</text:span> <text:tab/><text:tab/><text:span text:style-name="T143">; e</text:span><text:span text:style-name="T144">b</text:span><text:span text:style-name="T143">x </text:span><text:span text:style-name="T144">= 0x0</text:span></text:p>
      <text:p text:style-name="P35"><text:span text:style-name="T146">mov </text:span><text:span text:style-name="T147">bh</text:span>, 0x<text:span text:style-name="T144">AB</text:span><text:span text:style-name="T151"> </text:span><text:tab/><text:tab/><text:span text:style-name="T143">; e</text:span><text:span text:style-name="T144">b</text:span><text:span text:style-name="T143">x = 0x</text:span><text:span text:style-name="T144">0000AB</text:span></text:p>
      <text:p text:style-name="P42"><text:span text:style-name="T146">mov bh</text:span>, 0x<text:span text:style-name="T143">CD</text:span><text:span text:style-name="T151"><text:tab/></text:span><text:tab/><text:span text:style-name="T143">; ebx = 0x0000ABCD</text:span></text:p>
      <text:p text:style-name="P35"/>
      <text:p text:style-name="P35"><text:soft-page-break/><text:tab/><text:span text:style-name="T5">Exercice 11.</text:span></text:p>
      <text:p text:style-name="P36"><text:span text:style-name="T146">mov eax</text:span>, 0x<text:span text:style-name="T145">F</text:span><text:span text:style-name="T143">00000</text:span><text:span text:style-name="T145">F</text:span><text:span text:style-name="T143">0</text:span></text:p>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39"><text:span text:style-name="T147">eax</text:span><text:span text:style-name="T108"> = </text:span><text:span text:style-name="T109">0x</text:span><text:span text:style-name="T110">F00000F0</text:span></text:p>
          </table:table-cell>
          <table:covered-table-cell/>
          <table:covered-table-cell/>
          <table:covered-table-cell/>
        </table:table-row>
        <table:table-row>
          <table:table-cell table:style-name="Table10.A2" office:value-type="string">
            <text:p text:style-name="P112"/>
          </table:table-cell>
          <table:table-cell table:style-name="Table10.B2" office:value-type="string">
            <text:p text:style-name="P112"/>
          </table:table-cell>
          <table:table-cell table:style-name="Table10.C2" table:number-columns-spanned="2" office:value-type="string">
            <text:p text:style-name="P105"><text:span text:style-name="T146">ax</text:span> = 0x00F0</text:p>
          </table:table-cell>
          <table:covered-table-cell/>
        </table:table-row>
        <table:table-row>
          <table:table-cell table:style-name="Table10.A3" office:value-type="string">
            <text:p text:style-name="P112"/>
          </table:table-cell>
          <table:table-cell table:style-name="Table10.B3" office:value-type="string">
            <text:p text:style-name="P112"/>
          </table:table-cell>
          <table:table-cell table:style-name="Table10.C3" office:value-type="string">
            <text:p text:style-name="P104"><text:span text:style-name="T146">ah</text:span> = 0x00</text:p>
          </table:table-cell>
          <table:table-cell table:style-name="Table10.C2" office:value-type="string">
            <text:p text:style-name="P104"><text:span text:style-name="T146">al</text:span> = 0xF0</text:p>
          </table:table-cell>
        </table:table-row>
      </table:table>
      <text:p text:style-name="P36"><text:span text:style-name="T146">add ax</text:span>, 0x<text:span text:style-name="T145">F</text:span><text:span text:style-name="T143">000</text:span></text:p>
      <table:table table:name="Table11" table:style-name="Table11">
        <table:table-column table:style-name="Table11.A" table:number-columns-repeated="3"/>
        <table:table-column table:style-name="Table11.D"/>
        <table:table-row>
          <table:table-cell table:style-name="Table11.A1" table:number-columns-spanned="4" office:value-type="string">
            <text:p text:style-name="P40"><text:span text:style-name="T147">eax</text:span><text:span text:style-name="T108"> = </text:span><text:span text:style-name="T109">0x</text:span><text:span text:style-name="T110">F000F0F0</text:span></text:p>
          </table:table-cell>
          <table:covered-table-cell/>
          <table:covered-table-cell/>
          <table:covered-table-cell/>
        </table:table-row>
        <table:table-row>
          <table:table-cell table:style-name="Table11.A2" office:value-type="string">
            <text:p text:style-name="P113"/>
          </table:table-cell>
          <table:table-cell table:style-name="Table11.B2" office:value-type="string">
            <text:p text:style-name="P113"/>
          </table:table-cell>
          <table:table-cell table:style-name="Table11.C2" table:number-columns-spanned="2" office:value-type="string">
            <text:p text:style-name="P105"><text:span text:style-name="T146">ax</text:span> = 0xF0F0 </text:p>
          </table:table-cell>
          <table:covered-table-cell/>
        </table:table-row>
        <table:table-row>
          <table:table-cell table:style-name="Table11.A3" office:value-type="string">
            <text:p text:style-name="P113"/>
          </table:table-cell>
          <table:table-cell table:style-name="Table11.B3" office:value-type="string">
            <text:p text:style-name="P113"/>
          </table:table-cell>
          <table:table-cell table:style-name="Table11.C3" office:value-type="string">
            <text:p text:style-name="P103"><text:span text:style-name="T146">ah</text:span> = 0xF0</text:p>
          </table:table-cell>
          <table:table-cell table:style-name="Table11.C2" office:value-type="string">
            <text:p text:style-name="P106"><text:span text:style-name="T147">al</text:span><text:span text:style-name="T142"> = 0xF0</text:span></text:p>
          </table:table-cell>
        </table:table-row>
      </table:table>
      <text:p text:style-name="P36"><text:span text:style-name="T146">add ah</text:span>, <text:span text:style-name="T146">al</text:span></text:p>
      <table:table table:name="Table12" table:style-name="Table12">
        <table:table-column table:style-name="Table12.A" table:number-columns-repeated="3"/>
        <table:table-column table:style-name="Table12.D"/>
        <table:table-row>
          <table:table-cell table:style-name="Table12.A1" table:number-columns-spanned="4" office:value-type="string">
            <text:p text:style-name="P39"><text:span text:style-name="T147">eax</text:span><text:span text:style-name="T142"> = </text:span><text:span text:style-name="T130">0x80480</text:span><text:span text:style-name="T129">00</text:span></text:p>
          </table:table-cell>
          <table:covered-table-cell/>
          <table:covered-table-cell/>
          <table:covered-table-cell/>
        </table:table-row>
        <table:table-row>
          <table:table-cell table:style-name="Table12.A2" office:value-type="string">
            <text:p text:style-name="P113"/>
          </table:table-cell>
          <table:table-cell table:style-name="Table12.B2" office:value-type="string">
            <text:p text:style-name="P113"/>
          </table:table-cell>
          <table:table-cell table:style-name="Table12.C2" table:number-columns-spanned="2" office:value-type="string">
            <text:p text:style-name="P44"><text:span text:style-name="T146">ax</text:span> = 0x8000</text:p>
          </table:table-cell>
          <table:covered-table-cell/>
        </table:table-row>
        <table:table-row>
          <table:table-cell table:style-name="Table12.A3" office:value-type="string">
            <text:p text:style-name="P113"/>
          </table:table-cell>
          <table:table-cell table:style-name="Table12.B3" office:value-type="string">
            <text:p text:style-name="P113"/>
          </table:table-cell>
          <table:table-cell table:style-name="Table12.C3" office:value-type="string">
            <text:p text:style-name="P44"><text:span text:style-name="T146">ah</text:span> = 0x1E0</text:p>
          </table:table-cell>
          <table:table-cell table:style-name="Table12.C2" office:value-type="string">
            <text:p text:style-name="P44"><text:span text:style-name="T146">al</text:span> = 0xF0</text:p>
          </table:table-cell>
        </table:table-row>
      </table:table>
      <text:p text:style-name="P43"><text:tab/></text:p>
      <text:p text:style-name="P97">2.<text:span text:style-name="T153">3</text:span> <text:span text:style-name="T153">Lecture/écriture en mémoire</text:span></text:p>
      <text:p text:style-name="P54"><text:span text:style-name="T125"><text:tab/></text:span><text:span text:style-name="T4">Exercice </text:span><text:span text:style-name="T6">12</text:span><text:span text:style-name="T4">. </text:span><text:span text:style-name="T6">(Mémoire)</text:span></text:p>
      <text:p text:style-name="P46">1. Une case mémoire peut représenter 2<text:span text:style-name="T50">8</text:span> valeurs différentes ; il s’agit du nombre de combinaisons possibles de 0 et 1 sur un octet.</text:p>
      <text:p text:style-name="P46"/>
      <text:p text:style-name="P46">2. <text:span text:style-name="T171">2</text:span><text:span text:style-name="T54">32</text:span><text:span text:style-name="T171">/(1024*3) = 4 Gio. Une mémoire est codée sur 32 bits.</text:span></text:p>
      <text:p text:style-name="P46"/>
      <text:p text:style-name="P46">3. 0x0000100A = 4106</text:p>
      <text:p text:style-name="P46">Il y a 4106 cases avant celle-ci, car on compte aussi la case d’indice 0.</text:p>
      <text:p text:style-name="P46"/>
      <text:p text:style-name="P85">2.<text:span text:style-name="T153">3.1</text:span> <text:span text:style-name="T153">Lecture en mémoire</text:span></text:p>
      <text:p text:style-name="P46"><text:tab/><text:span text:style-name="T1">Exercice 13.</text:span></text:p>
      <text:p text:style-name="P58"><text:span text:style-name="T146">mov eax</text:span>, 3 <text:span text:style-name="T128">va recopier sur le registre eax la valeur 3.</text:span></text:p>
      <text:p text:style-name="P58"><text:span text:style-name="T146">mov eax</text:span>, [3] <text:span text:style-name="T128">va recopier sur le registre les valeurs stockées en mémoire à l’adresse 3, 4, 5 et 6, car on aura besoin de remplir eax avec 4 octets.</text:span></text:p>
      <text:p text:style-name="P46"/>
      <text:p text:style-name="P46"><text:tab/><text:span text:style-name="T7">Exercice 14.</text:span></text:p>
      <text:p text:style-name="P50">En convention <text:span text:style-name="T154">little-endian</text:span><text:span text:style-name="T128">, les instructions suivantes vont recopier :</text:span></text:p>
      <text:p text:style-name="P48">1. <text:span text:style-name="T149">mov ax</text:span><text:span text:style-name="T155">, </text:span><text:span text:style-name="T154">[1] </text:span><text:span text:style-name="T128">→</text:span><text:span text:style-name="T132"> </text:span><text:span text:style-name="T133">les valeurs pointées par [1] et par [2] sur ax, soit : 0x5A1E</text:span></text:p>
      <text:p text:style-name="P48">2. <text:span text:style-name="T149">mov <text:s/></text:span><text:span text:style-name="T148">ah</text:span><text:span text:style-name="T155">, </text:span><text:span text:style-name="T154">[0] </text:span><text:span text:style-name="T128">→</text:span><text:span text:style-name="T133"> la valeur pointée par [0] sur ah, soit : 0x3</text:span></text:p>
      <text:p text:style-name="P65">3. <text:span text:style-name="T149">mov eax</text:span><text:span text:style-name="T155">, </text:span><text:span text:style-name="T154">[0]</text:span> →<text:span text:style-name="T158"> les valeurs pointées par [0], [1], [2] et [3] sur eax, soit : 0xA5A1E3</text:span></text:p>
      <text:p text:style-name="P49">4. <text:span text:style-name="T149">mov eax</text:span><text:span text:style-name="T155">, </text:span><text:span text:style-name="T154">[1]</text:span><text:span text:style-name="T128"> →</text:span><text:span text:style-name="T133"> les valeurs pointées par [1], [2], [3] et [4] sur eax, soit : 0x10A5A1E</text:span></text:p>
      <text:p text:style-name="P46"/>
      <text:p text:style-name="P46"><text:tab/><text:span text:style-name="T8">Exercice 15.</text:span></text:p>
      <text:p text:style-name="P69">eax → 0100 0100</text:p>
      <text:p text:style-name="P46"/>
      <text:p text:style-name="P86"><text:soft-page-break/>2.<text:span text:style-name="T153">3.2</text:span> <text:span text:style-name="T159">Écriture en mémoire</text:span></text:p>
      <text:p text:style-name="P47"><text:tab/><text:span text:style-name="T1">Exercice 1</text:span><text:span text:style-name="T9">6</text:span><text:span text:style-name="T1">.</text:span></text:p>
      <text:p text:style-name="P59"><text:span text:style-name="T146">mov eax</text:span>, 0x<text:span text:style-name="T143">04030201</text:span></text:p>
      <table:table table:name="Table14" table:style-name="Table14">
        <table:table-column table:style-name="Table14.A" table:number-columns-repeated="3"/>
        <table:table-column table:style-name="Table14.D"/>
        <table:table-row>
          <table:table-cell table:style-name="Table14.A1" table:number-columns-spanned="4" office:value-type="string">
            <text:p text:style-name="P41"><text:span text:style-name="T147">eax</text:span><text:span text:style-name="T142"> = </text:span><text:span text:style-name="T111">000</text:span><text:span text:style-name="T112">0</text:span><text:span text:style-name="T111"> 0100 0000 0011 0000 0010 0000 0001</text:span></text:p>
          </table:table-cell>
          <table:covered-table-cell/>
          <table:covered-table-cell/>
          <table:covered-table-cell/>
        </table:table-row>
        <table:table-row>
          <table:table-cell table:style-name="Table14.A2" office:value-type="string">
            <text:p text:style-name="P114"/>
          </table:table-cell>
          <table:table-cell table:style-name="Table14.B2" office:value-type="string">
            <text:p text:style-name="P114"/>
          </table:table-cell>
          <table:table-cell table:style-name="Table14.C2" table:number-columns-spanned="2" office:value-type="string">
            <text:p text:style-name="P45"><text:span text:style-name="T146">ax</text:span> = <text:span text:style-name="T111">0000 0010 0000 0001</text:span></text:p>
          </table:table-cell>
          <table:covered-table-cell/>
        </table:table-row>
        <table:table-row>
          <table:table-cell table:style-name="Table14.A3" office:value-type="string">
            <text:p text:style-name="P114"/>
          </table:table-cell>
          <table:table-cell table:style-name="Table14.B3" office:value-type="string">
            <text:p text:style-name="P114"/>
          </table:table-cell>
          <table:table-cell table:style-name="Table14.C3" office:value-type="string">
            <text:p text:style-name="P45"><text:span text:style-name="T146">ah</text:span> = <text:span text:style-name="T111">0000 0010</text:span></text:p>
          </table:table-cell>
          <table:table-cell table:style-name="Table14.C2" office:value-type="string">
            <text:p text:style-name="P45"><text:span text:style-name="T146">al</text:span> = <text:span text:style-name="T111">0000 0001</text:span></text:p>
          </table:table-cell>
        </table:table-row>
      </table:table>
      <text:p text:style-name="P109"/>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126">mémoire</text:p>
          </table:table-cell>
          <table:table-cell table:style-name="Table13.A1" office:value-type="string">
            <text:p text:style-name="P61"><text:span text:style-name="T146">mov</text:span> [0], eax</text:p>
          </table:table-cell>
          <table:table-cell table:style-name="Table13.A1" office:value-type="string">
            <text:p text:style-name="P61"><text:span text:style-name="T146">mov</text:span> [2], ax</text:p>
          </table:table-cell>
          <table:table-cell table:style-name="Table13.A1" office:value-type="string">
            <text:p text:style-name="P61"><text:span text:style-name="T146">mov</text:span> [3], al</text:p>
          </table:table-cell>
          <table:table-cell table:style-name="Table13.E1" office:value-type="string">
            <text:p text:style-name="P66">mémoire finale</text:p>
          </table:table-cell>
        </table:table-row>
        <table:table-row>
          <table:table-cell table:style-name="Table13.A2" office:value-type="string">
            <text:p text:style-name="P124">[0]</text:p>
          </table:table-cell>
          <table:table-cell table:style-name="Table13.A2" office:value-type="string">
            <text:p text:style-name="P164"><text:span text:style-name="T165">0000 </text:span>0001</text:p>
          </table:table-cell>
          <table:table-cell table:style-name="Table13.A2" office:value-type="string">
            <text:p text:style-name="P124"><text:span text:style-name="T165">0000 </text:span>0001</text:p>
          </table:table-cell>
          <table:table-cell table:style-name="Table13.A2" office:value-type="string">
            <text:p text:style-name="P124"><text:span text:style-name="T165">0000 </text:span>0001</text:p>
          </table:table-cell>
          <table:table-cell table:style-name="Table13.E2" office:value-type="string">
            <text:p text:style-name="P124"><text:span text:style-name="T165">0000 </text:span>0001</text:p>
          </table:table-cell>
        </table:table-row>
        <table:table-row>
          <table:table-cell table:style-name="Table13.A2" office:value-type="string">
            <text:p text:style-name="P124">[1]</text:p>
          </table:table-cell>
          <table:table-cell table:style-name="Table13.A2" office:value-type="string">
            <text:p text:style-name="P164">0000 <text:span text:style-name="T165">0010</text:span></text:p>
          </table:table-cell>
          <table:table-cell table:style-name="Table13.A2" office:value-type="string">
            <text:p text:style-name="P124">0000 <text:span text:style-name="T165">0010</text:span></text:p>
          </table:table-cell>
          <table:table-cell table:style-name="Table13.A2" office:value-type="string">
            <text:p text:style-name="P124">0000 <text:span text:style-name="T165">0010</text:span></text:p>
          </table:table-cell>
          <table:table-cell table:style-name="Table13.E2" office:value-type="string">
            <text:p text:style-name="P124">0000 <text:span text:style-name="T165">0010</text:span></text:p>
          </table:table-cell>
        </table:table-row>
        <table:table-row>
          <table:table-cell table:style-name="Table13.A2" office:value-type="string">
            <text:p text:style-name="P124">[2]</text:p>
          </table:table-cell>
          <table:table-cell table:style-name="Table13.A2" office:value-type="string">
            <text:p text:style-name="P167">0000 0011</text:p>
          </table:table-cell>
          <table:table-cell table:style-name="Table13.A2" office:value-type="string">
            <text:p text:style-name="P164"><text:span text:style-name="T165">0000 </text:span>0001</text:p>
          </table:table-cell>
          <table:table-cell table:style-name="Table13.A2" office:value-type="string">
            <text:p text:style-name="P124"><text:span text:style-name="T165">0000 </text:span>0001</text:p>
          </table:table-cell>
          <table:table-cell table:style-name="Table13.E2" office:value-type="string">
            <text:p text:style-name="P124"><text:span text:style-name="T165">0000 </text:span>0001</text:p>
          </table:table-cell>
        </table:table-row>
        <table:table-row>
          <table:table-cell table:style-name="Table13.A2" office:value-type="string">
            <text:p text:style-name="P124">[3]</text:p>
          </table:table-cell>
          <table:table-cell table:style-name="Table13.A2" office:value-type="string">
            <text:p text:style-name="P164">0000 <text:span text:style-name="T165">0100</text:span></text:p>
          </table:table-cell>
          <table:table-cell table:style-name="Table13.A2" office:value-type="string">
            <text:p text:style-name="P164">0000 <text:span text:style-name="T165">0010</text:span></text:p>
          </table:table-cell>
          <table:table-cell table:style-name="Table13.A2" office:value-type="string">
            <text:p text:style-name="P164"><text:span text:style-name="T165">0000 </text:span>0001</text:p>
          </table:table-cell>
          <table:table-cell table:style-name="Table13.E2" office:value-type="string">
            <text:p text:style-name="P159"><text:span text:style-name="T165">0000 </text:span>0001</text:p>
          </table:table-cell>
        </table:table-row>
      </table:table>
      <text:p text:style-name="P107"/>
      <text:p text:style-name="P59"><text:tab/><text:span text:style-name="T139">Exercice 17.</text:span></text:p>
      <table:table table:name="Table15" table:style-name="Table15">
        <table:table-column table:style-name="Table15.A"/>
        <table:table-column table:style-name="Table15.B" table:number-columns-repeated="3"/>
        <table:table-column table:style-name="Table15.E"/>
        <table:table-row>
          <table:table-cell table:style-name="Table15.A1" office:value-type="string">
            <text:p text:style-name="P127">mémoire</text:p>
          </table:table-cell>
          <table:table-cell table:style-name="Table15.A1" office:value-type="string">
            <text:p text:style-name="P62"><text:span text:style-name="T150">m</text:span><text:span text:style-name="T146">o</text:span><text:span text:style-name="T150">v dword </text:span>[0], <text:span text:style-name="T164">0x02001</text:span></text:p>
          </table:table-cell>
          <table:table-cell table:style-name="Table15.A1" office:value-type="string">
            <text:p text:style-name="P62"><text:span text:style-name="T150">m</text:span><text:span text:style-name="T146">ov </text:span><text:span text:style-name="T150">byte</text:span> [<text:span text:style-name="T164">1</text:span>], <text:span text:style-name="T164">0x21</text:span></text:p>
          </table:table-cell>
          <table:table-cell table:style-name="Table15.A1" office:value-type="string">
            <text:p text:style-name="P62"><text:span text:style-name="T150">m</text:span><text:span text:style-name="T146">ov </text:span><text:span text:style-name="T150">word</text:span> [<text:span text:style-name="T164">2</text:span>], <text:span text:style-name="T164">0x1</text:span></text:p>
          </table:table-cell>
          <table:table-cell table:style-name="Table15.E1" office:value-type="string">
            <text:p text:style-name="P67">mémoire finale</text:p>
          </table:table-cell>
        </table:table-row>
        <table:table-row>
          <table:table-cell table:style-name="Table15.A2" office:value-type="string">
            <text:p text:style-name="P125">[0]</text:p>
          </table:table-cell>
          <table:table-cell table:style-name="Table15.A2" office:value-type="string">
            <text:p text:style-name="P165"><text:span text:style-name="T165">0000 </text:span>0001</text:p>
          </table:table-cell>
          <table:table-cell table:style-name="Table15.A2" office:value-type="string">
            <text:p text:style-name="P125"><text:span text:style-name="T165">0000 </text:span>0001</text:p>
          </table:table-cell>
          <table:table-cell table:style-name="Table15.A2" office:value-type="string">
            <text:p text:style-name="P125"><text:span text:style-name="T165">0000 </text:span>0001</text:p>
          </table:table-cell>
          <table:table-cell table:style-name="Table15.E2" office:value-type="string">
            <text:p text:style-name="P125"><text:span text:style-name="T169">0000 </text:span>0001</text:p>
          </table:table-cell>
        </table:table-row>
        <table:table-row>
          <table:table-cell table:style-name="Table15.A2" office:value-type="string">
            <text:p text:style-name="P125">[1]</text:p>
          </table:table-cell>
          <table:table-cell table:style-name="Table15.A2" office:value-type="string">
            <text:p text:style-name="P165"><text:span text:style-name="T165">0010 </text:span>0000</text:p>
          </table:table-cell>
          <table:table-cell table:style-name="Table15.A2" office:value-type="string">
            <text:p text:style-name="P165"><text:span text:style-name="T165">0010 </text:span>000<text:span text:style-name="T164">1</text:span></text:p>
          </table:table-cell>
          <table:table-cell table:style-name="Table15.A2" office:value-type="string">
            <text:p text:style-name="P160"><text:span text:style-name="T165">0010 </text:span>000<text:span text:style-name="T164">1</text:span></text:p>
          </table:table-cell>
          <table:table-cell table:style-name="Table15.E2" office:value-type="string">
            <text:p text:style-name="P128">0010 0001</text:p>
          </table:table-cell>
        </table:table-row>
        <table:table-row>
          <table:table-cell table:style-name="Table15.A2" office:value-type="string">
            <text:p text:style-name="P125">[2]</text:p>
          </table:table-cell>
          <table:table-cell table:style-name="Table15.A2" office:value-type="string">
            <text:p text:style-name="P165"><text:span text:style-name="T165">0000 </text:span>00<text:span text:style-name="T164">0</text:span>0</text:p>
          </table:table-cell>
          <table:table-cell table:style-name="Table15.A2" office:value-type="string">
            <text:p text:style-name="P162">0000 0000</text:p>
          </table:table-cell>
          <table:table-cell table:style-name="Table15.A2" office:value-type="string">
            <text:p text:style-name="P167">0000 0000</text:p>
          </table:table-cell>
          <table:table-cell table:style-name="Table15.E2" office:value-type="string">
            <text:p text:style-name="P128">0000 0000</text:p>
          </table:table-cell>
        </table:table-row>
        <table:table-row>
          <table:table-cell table:style-name="Table15.A2" office:value-type="string">
            <text:p text:style-name="P125">[3]</text:p>
          </table:table-cell>
          <table:table-cell table:style-name="Table15.A2" office:value-type="string">
            <text:p text:style-name="P165">00<text:span text:style-name="T165">00 0000</text:span></text:p>
          </table:table-cell>
          <table:table-cell table:style-name="Table15.A2" office:value-type="string">
            <text:p text:style-name="P161">00<text:span text:style-name="T166">00 0000</text:span></text:p>
          </table:table-cell>
          <table:table-cell table:style-name="Table15.A2" office:value-type="string">
            <text:p text:style-name="P166">00<text:span text:style-name="T166">00 0000</text:span></text:p>
          </table:table-cell>
          <table:table-cell table:style-name="Table15.E2" office:value-type="string">
            <text:p text:style-name="P163">0000 0000</text:p>
          </table:table-cell>
        </table:table-row>
      </table:table>
      <text:p text:style-name="P60"/>
      <text:p text:style-name="P59"><text:tab/><text:span text:style-name="T140">Exercice 18.</text:span></text:p>
      <text:p text:style-name="P68">eax → 0x1</text:p>
      <text:p text:style-name="P68"/>
      <text:p text:style-name="P83"><text:span text:style-name="T36">3</text:span><text:span text:style-name="T42">.</text:span><text:span text:style-name="T41"> </text:span><text:span text:style-name="T36">Premier programm</text:span><text:span text:style-name="T48">e</text:span></text:p>
      <text:p text:style-name="P99"><text:span text:style-name="T36">3</text:span><text:span text:style-name="T41">.1 </text:span><text:span text:style-name="T36">Compilation</text:span></text:p>
      <text:p text:style-name="P76"><text:span text:style-name="T36"><text:tab/>n</text:span><text:span text:style-name="T35">asm -f elf32 Hello.asm<text:tab/><text:tab/><text:tab/></text:span><text:span text:style-name="T167">; nasm est le compilateur des fichiers .asm</text:span></text:p>
      <text:p text:style-name="P76"><text:span text:style-name="T35"><text:tab/>ld -o Hello -melf_i386 -e main Hello.o<text:tab/></text:span><text:span text:style-name="T167">; ld va faire le lien entre les fonctions et </text:span><text:span text:style-name="T168">les </text:span><text:span text:style-name="T167">fichier objet</text:span></text:p>
      <text:p text:style-name="P77"><text:span text:style-name="T36">P</text:span><text:span text:style-name="T35">our compiler sur linux, il suffit d’écrire la commande :</text:span><text:span text:style-name="T27"> ./make.sh NomExecutable</text:span><text:span text:style-name="T35"> (ici Hello ou E19). Ce script va éliminer les fichiers objets et exécutables déjà présents puis va recompiler le programme ; il va également créer le fichier .lst.</text:span></text:p>
      <text:p text:style-name="P174"/>
      <text:p text:style-name="P87"><text:span text:style-name="T161">3</text:span><text:span text:style-name="T162">.</text:span><text:span text:style-name="T163">3 </text:span><text:span text:style-name="T161">Assemblage du programme</text:span></text:p>
      <text:p text:style-name="P70"><text:tab/><text:span text:style-name="T10">Exercice 20.</text:span></text:p>
      <text:p text:style-name="P71">La section .<text:span text:style-name="T154">data</text:span> de E19 est plus grande que celle de Hello, ce qui est lié au fait que la chaîne de charactères déclarée est plus grande. <text:span text:style-name="T169">E</text:span>n héxadécimal, elle donne :</text:p>
      <text:p text:style-name="P110">4C276F7264696E6174657572207661207327C3A97465696E64726520210A00</text:p>
      <text:p text:style-name="P51"/>
      <text:p text:style-name="P51"><text:tab/><text:span text:style-name="T1">Exercice 21</text:span></text:p>
      <text:p text:style-name="P52"><text:span text:style-name="T128">La dernière instruction du code se trouve à l’adresse 0x</text:span><text:span text:style-name="T137">36</text:span><text:span text:style-name="T128"> et tient sur deux octets : le code s’étend sur </text:span><text:span text:style-name="T134">4</text:span><text:span text:style-name="T128">4 + 1 = </text:span><text:span text:style-name="T134">4</text:span><text:span text:style-name="T128">5 octets. Réelement, le code occupera </text:span><text:span text:style-name="T141">48</text:span><text:span text:style-name="T138"> octets</text:span><text:span text:style-name="T128"> car il faut un multiple de 4.</text:span></text:p>
      <text:p text:style-name="P80"><text:soft-page-break/>Conclusion</text:p>
      <text:p text:style-name="P28"/>
      <text:p text:style-name="P28">L’assembleur est un langage bas niveau qui nécessite une bonne maîtrise de la mémoire du processeur et de la machine pour pouvoir le prendre en main. Il contient trois sections principales : la premiere <text:span text:style-name="T154">.data</text:span><text:span text:style-name="T128"> qui va contenir des constantes qui ne pourront pas être modifiés dans le programme, seulement utilisées ; la seconde </text:span><text:span text:style-name="T154">.bss</text:span><text:span text:style-name="T128"> qui va servir à déclarer des variables qui pourront être utilisées et modifiées dans le programme ; et finalement, </text:span><text:span text:style-name="T154">.text</text:span><text:span text:style-name="T128">, qui contiendra les fonctions executées dans le </text:span><text:span text:style-name="T154">main</text:span><text:span text:style-name="T128"> du programme.</text:span></text:p>
      <text:p text:style-name="P178"/>
      <text:p text:style-name="P28"><text:span text:style-name="T128">Le langage assembleur n’ayant que des instructions de calcul très simples, il va devoir appeler des fonctions enregistrées dans le kernel du système d’exploitation avec une instruction d’interruption, </text:span><text:span text:style-name="T154">int </text:span><text:span text:style-name="T156">0x80</text:span><text:span text:style-name="T135">. Avant d’appeler les fonctions, il faudra placer dans des registres précis les paramètres nécessaires pour la fonction.</text:span></text:p>
      <text:p text:style-name="P179"/>
      <text:p text:style-name="P28"><text:span text:style-name="T128">Dans le cadre de ce TP, seules des constantes déclarées dans </text:span><text:span text:style-name="T154">.data</text:span><text:span text:style-name="T128"> ont été utilisées pour afficher un petit texte sur le terminal de la machine ; </text:span><text:span text:style-name="T135">ensuite une </text:span><text:span text:style-name="T136">petite </text:span><text:span text:style-name="T135">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9</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9T08:30:36.774720998</dc:date>
    <meta:editing-duration>PT16H30M18S</meta:editing-duration>
    <meta:editing-cycles>49</meta:editing-cycles>
    <meta:generator>LibreOffice/6.0.6.2$Linux_X86_64 LibreOffice_project/00m0$Build-2</meta:generator>
    <meta:document-statistic meta:table-count="16" meta:image-count="0" meta:object-count="0" meta:page-count="10" meta:paragraph-count="487" meta:word-count="2053" meta:character-count="10979" meta:non-whitespace-character-count="9179"/>
  </office:meta>
</office:document-meta>
</file>